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14f6bca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4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68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70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71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59c96" officeooo:paragraph-rsid="0004f1de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0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1" style:family="paragraph" style:parent-style-name="Heading_20_1">
      <style:paragraph-properties fo:line-height="100%"/>
    </style:style>
    <style:style style:name="P13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3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3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3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3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137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3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4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41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2" style:family="paragraph" style:parent-style-name="Standard">
      <style:paragraph-properties fo:margin-top="0cm" fo:margin-bottom="0.138cm" style:contextual-spacing="false" fo:text-align="justify" style:justify-single-word="false" fo:keep-together="always"/>
      <style:text-properties fo:font-style="italic" officeooo:rsid="00e5f85d" officeooo:paragraph-rsid="00e5f85d" style:font-style-asian="italic" style:font-style-complex="italic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d26eb" officeooo:paragraph-rsid="014d26eb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46cb45" style:font-weight-asian="normal" style:font-weight-complex="normal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52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4f6bca" style:font-style-asian="normal" style:font-weight-asian="normal" style:font-style-complex="normal" style:font-weight-complex="normal"/>
    </style:style>
    <style:style style:name="P166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67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0acb9" officeooo:paragraph-rsid="0150acb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140ac1e" style:font-weight-asian="normal" style:font-weight-complex="normal"/>
    </style:style>
    <style:style style:name="T78" style:family="text">
      <style:text-properties fo:font-weight="normal" officeooo:rsid="0143bc7d" style:font-weight-asian="normal" style:font-weight-complex="normal"/>
    </style:style>
    <style:style style:name="T79" style:family="text">
      <style:text-properties fo:font-weight="normal" officeooo:rsid="0145520a" style:font-weight-asian="normal" style:font-weight-complex="normal"/>
    </style:style>
    <style:style style:name="T8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8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8" style:family="text">
      <style:text-properties officeooo:rsid="0004f1de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040d982" style:font-style-asian="normal" style:font-style-complex="normal"/>
    </style:style>
    <style:style style:name="T103" style:family="text">
      <style:text-properties fo:font-style="normal" officeooo:rsid="001b3e56" style:font-style-asian="normal" style:font-style-complex="normal"/>
    </style:style>
    <style:style style:name="T104" style:family="text">
      <style:text-properties fo:font-style="normal" officeooo:rsid="004c7182" style:font-style-asian="normal" style:font-style-complex="normal"/>
    </style:style>
    <style:style style:name="T105" style:family="text">
      <style:text-properties fo:font-style="normal" officeooo:rsid="00501dd2" style:font-style-asian="normal" style:font-style-complex="normal"/>
    </style:style>
    <style:style style:name="T106" style:family="text">
      <style:text-properties fo:font-style="normal" officeooo:rsid="0100d3be" style:font-style-asian="normal" style:font-style-complex="normal"/>
    </style:style>
    <style:style style:name="T10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147d121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14a887b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54" style:family="text">
      <style:text-properties officeooo:rsid="00061718"/>
    </style:style>
    <style:style style:name="T155" style:family="text">
      <style:text-properties officeooo:rsid="00072975"/>
    </style:style>
    <style:style style:name="T156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7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8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59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60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normal" style:text-underline-style="none" fo:font-weight="normal" officeooo:rsid="014a88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5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7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78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9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0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1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2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3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4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5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86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87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89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91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92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93" style:family="text">
      <style:text-properties style:font-name="Liberation Serif" officeooo:rsid="0044ae78"/>
    </style:style>
    <style:style style:name="T194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95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96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7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8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9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0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1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2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03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04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05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06" style:family="text">
      <style:text-properties officeooo:rsid="00194778"/>
    </style:style>
    <style:style style:name="T207" style:family="text">
      <style:text-properties officeooo:rsid="0030463c"/>
    </style:style>
    <style:style style:name="T208" style:family="text">
      <style:text-properties officeooo:rsid="0030e0a1"/>
    </style:style>
    <style:style style:name="T209" style:family="text">
      <style:text-properties officeooo:rsid="00408209"/>
    </style:style>
    <style:style style:name="T210" style:family="text">
      <style:text-properties style:text-underline-style="none" fo:font-weight="normal" style:font-weight-asian="normal" style:font-weight-complex="normal"/>
    </style:style>
    <style:style style:name="T211" style:family="text">
      <style:text-properties style:text-underline-style="none" fo:font-weight="normal" officeooo:rsid="004124e5" style:font-weight-asian="normal" style:font-weight-complex="normal"/>
    </style:style>
    <style:style style:name="T212" style:family="text">
      <style:text-properties style:text-underline-style="none" fo:font-weight="normal" officeooo:rsid="00059c96" style:font-weight-asian="normal" style:font-weight-complex="normal"/>
    </style:style>
    <style:style style:name="T213" style:family="text">
      <style:text-properties style:text-underline-style="none" fo:font-weight="normal" officeooo:rsid="00420662" style:font-weight-asian="normal" style:font-weight-complex="normal"/>
    </style:style>
    <style:style style:name="T214" style:family="text">
      <style:text-properties style:text-underline-style="none" fo:font-weight="normal" officeooo:rsid="0042c288" style:font-weight-asian="normal" style:font-weight-complex="normal"/>
    </style:style>
    <style:style style:name="T215" style:family="text">
      <style:text-properties style:text-underline-style="none" fo:font-weight="normal" officeooo:rsid="004e0ee6" style:font-weight-asian="normal" style:font-weight-complex="normal"/>
    </style:style>
    <style:style style:name="T216" style:family="text">
      <style:text-properties style:text-underline-style="none" fo:font-weight="normal" officeooo:rsid="0013b216" style:font-weight-asian="normal" style:font-weight-complex="normal"/>
    </style:style>
    <style:style style:name="T217" style:family="text">
      <style:text-properties style:text-underline-style="none" fo:font-weight="normal" officeooo:rsid="0053cdb5" style:font-weight-asian="normal" style:font-weight-complex="normal"/>
    </style:style>
    <style:style style:name="T218" style:family="text">
      <style:text-properties style:text-underline-style="none" fo:font-weight="normal" officeooo:rsid="00061718" style:font-weight-asian="normal" style:font-weight-complex="normal"/>
    </style:style>
    <style:style style:name="T219" style:family="text">
      <style:text-properties style:text-underline-style="none" fo:font-weight="normal" officeooo:rsid="0004f1de" style:font-weight-asian="normal" style:font-weight-complex="normal"/>
    </style:style>
    <style:style style:name="T220" style:family="text">
      <style:text-properties style:text-underline-style="none" fo:font-weight="normal" officeooo:rsid="0070ec7d" style:font-weight-asian="normal" style:font-weight-complex="normal"/>
    </style:style>
    <style:style style:name="T221" style:family="text">
      <style:text-properties style:text-underline-style="none" fo:font-weight="normal" officeooo:rsid="008a6699" style:font-weight-asian="normal" style:font-weight-complex="normal"/>
    </style:style>
    <style:style style:name="T222" style:family="text">
      <style:text-properties style:text-underline-style="none" fo:font-weight="normal" officeooo:rsid="008deecb" style:font-weight-asian="normal" style:font-weight-complex="normal"/>
    </style:style>
    <style:style style:name="T223" style:family="text">
      <style:text-properties style:text-underline-style="none" fo:font-weight="normal" officeooo:rsid="0008bf16" style:font-weight-asian="normal" style:font-weight-complex="normal"/>
    </style:style>
    <style:style style:name="T224" style:family="text">
      <style:text-properties style:text-underline-style="none" fo:font-weight="normal" officeooo:rsid="0030e0a1" style:font-weight-asian="normal" style:font-weight-complex="normal"/>
    </style:style>
    <style:style style:name="T225" style:family="text">
      <style:text-properties style:text-underline-style="none" fo:font-weight="normal" officeooo:rsid="003574fe" style:font-weight-asian="normal" style:font-weight-complex="normal"/>
    </style:style>
    <style:style style:name="T226" style:family="text">
      <style:text-properties style:text-underline-style="none" fo:font-weight="normal" officeooo:rsid="0097fbd1" style:font-weight-asian="normal" style:font-weight-complex="normal"/>
    </style:style>
    <style:style style:name="T227" style:family="text">
      <style:text-properties style:text-underline-style="none" fo:font-weight="normal" officeooo:rsid="00754e19" style:font-weight-asian="normal" style:font-weight-complex="normal"/>
    </style:style>
    <style:style style:name="T228" style:family="text">
      <style:text-properties style:text-underline-style="none" fo:font-weight="normal" officeooo:rsid="00c3c71b" style:font-weight-asian="normal" style:font-weight-complex="normal"/>
    </style:style>
    <style:style style:name="T229" style:family="text">
      <style:text-properties style:text-underline-style="none" fo:font-weight="normal" officeooo:rsid="00072975" style:font-weight-asian="normal" style:font-weight-complex="normal"/>
    </style:style>
    <style:style style:name="T230" style:family="text">
      <style:text-properties style:text-underline-style="none" fo:font-weight="normal" officeooo:rsid="00cd8f65" style:font-weight-asian="normal" style:font-weight-complex="normal"/>
    </style:style>
    <style:style style:name="T231" style:family="text">
      <style:text-properties style:text-underline-style="none" fo:font-weight="normal" officeooo:rsid="00d26a3f" style:font-weight-asian="normal" style:font-weight-complex="normal"/>
    </style:style>
    <style:style style:name="T232" style:family="text">
      <style:text-properties style:text-underline-style="none" fo:font-weight="normal" officeooo:rsid="00da04e3" style:font-weight-asian="normal" style:font-weight-complex="normal"/>
    </style:style>
    <style:style style:name="T233" style:family="text">
      <style:text-properties style:text-underline-style="none" fo:font-weight="normal" officeooo:rsid="00e504a4" style:font-weight-asian="normal" style:font-weight-complex="normal"/>
    </style:style>
    <style:style style:name="T234" style:family="text">
      <style:text-properties style:text-underline-style="none" fo:font-weight="normal" officeooo:rsid="0092b48e" style:font-weight-asian="normal" style:font-weight-complex="normal"/>
    </style:style>
    <style:style style:name="T235" style:family="text">
      <style:text-properties style:text-underline-style="none" fo:font-weight="normal" officeooo:rsid="00f60c80" style:font-weight-asian="normal" style:font-weight-complex="normal"/>
    </style:style>
    <style:style style:name="T236" style:family="text">
      <style:text-properties style:text-underline-style="none" fo:font-weight="normal" officeooo:rsid="00b7427f" style:font-weight-asian="normal" style:font-weight-complex="normal"/>
    </style:style>
    <style:style style:name="T237" style:family="text">
      <style:text-properties style:text-underline-style="none" fo:font-weight="normal" officeooo:rsid="00bfe78f" style:font-weight-asian="normal" style:font-weight-complex="normal"/>
    </style:style>
    <style:style style:name="T238" style:family="text">
      <style:text-properties style:text-underline-style="none" fo:font-weight="normal" officeooo:rsid="010d15dd" style:font-weight-asian="normal" style:font-weight-complex="normal"/>
    </style:style>
    <style:style style:name="T239" style:family="text">
      <style:text-properties style:text-underline-style="none" fo:font-weight="normal" officeooo:rsid="0147d121" style:font-weight-asian="normal" style:font-weight-complex="normal"/>
    </style:style>
    <style:style style:name="T240" style:family="text">
      <style:text-properties style:text-underline-style="none" fo:font-weight="normal" officeooo:rsid="0147e4d3" style:font-weight-asian="normal" style:font-weight-complex="normal"/>
    </style:style>
    <style:style style:name="T241" style:family="text">
      <style:text-properties style:text-underline-style="none" fo:font-weight="normal" officeooo:rsid="014a887b" style:font-weight-asian="normal" style:font-weight-complex="normal"/>
    </style:style>
    <style:style style:name="T24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43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44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45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46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247" style:family="text">
      <style:text-properties officeooo:rsid="0040d982"/>
    </style:style>
    <style:style style:name="T248" style:family="text">
      <style:text-properties officeooo:rsid="00420662"/>
    </style:style>
    <style:style style:name="T249" style:family="text">
      <style:text-properties officeooo:rsid="0044ae78"/>
    </style:style>
    <style:style style:name="T250" style:family="text">
      <style:text-properties officeooo:rsid="004c7182"/>
    </style:style>
    <style:style style:name="T251" style:family="text">
      <style:text-properties officeooo:rsid="004d8b35"/>
    </style:style>
    <style:style style:name="T252" style:family="text">
      <style:text-properties style:text-underline-style="solid" style:text-underline-width="auto" style:text-underline-color="font-color"/>
    </style:style>
    <style:style style:name="T253" style:family="text">
      <style:text-properties style:text-underline-style="solid" style:text-underline-width="auto" style:text-underline-color="font-color" officeooo:rsid="00061718"/>
    </style:style>
    <style:style style:name="T254" style:family="text">
      <style:text-properties style:text-underline-style="solid" style:text-underline-width="auto" style:text-underline-color="font-color" officeooo:rsid="00043d37"/>
    </style:style>
    <style:style style:name="T255" style:family="text">
      <style:text-properties style:text-underline-style="solid" style:text-underline-width="auto" style:text-underline-color="font-color" officeooo:rsid="000a08d6"/>
    </style:style>
    <style:style style:name="T256" style:family="text">
      <style:text-properties style:text-underline-style="solid" style:text-underline-width="auto" style:text-underline-color="font-color" officeooo:rsid="00bfd4bd"/>
    </style:style>
    <style:style style:name="T257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58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59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60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61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62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263" style:family="text">
      <style:text-properties officeooo:rsid="0053cdb5"/>
    </style:style>
    <style:style style:name="T264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65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66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67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68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69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70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71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72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73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74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75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76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77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78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79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80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81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82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83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84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85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86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87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88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89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90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1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2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3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4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5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96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97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98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99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300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301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302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03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04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05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306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07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308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309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10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11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312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313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14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15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16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317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318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19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20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21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22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23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24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25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26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27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28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29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30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31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32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33" style:family="text">
      <style:text-properties officeooo:rsid="005cf811"/>
    </style:style>
    <style:style style:name="T334" style:family="text">
      <style:text-properties officeooo:rsid="005ff056"/>
    </style:style>
    <style:style style:name="T335" style:family="text">
      <style:text-properties officeooo:rsid="00745ad9"/>
    </style:style>
    <style:style style:name="T336" style:family="text">
      <style:text-properties officeooo:rsid="0078a2da"/>
    </style:style>
    <style:style style:name="T337" style:family="text">
      <style:text-properties officeooo:rsid="00894806"/>
    </style:style>
    <style:style style:name="T338" style:family="text">
      <style:text-properties officeooo:rsid="008d8493"/>
    </style:style>
    <style:style style:name="T339" style:family="text">
      <style:text-properties officeooo:rsid="00c13698"/>
    </style:style>
    <style:style style:name="T340" style:family="text">
      <style:text-properties officeooo:rsid="00c2d31a"/>
    </style:style>
    <style:style style:name="T341" style:family="text">
      <style:text-properties officeooo:rsid="00c2d31a" fo:background-color="transparent" loext:char-shading-value="0"/>
    </style:style>
    <style:style style:name="T342" style:family="text">
      <style:text-properties officeooo:rsid="00cd8f65" fo:background-color="transparent" loext:char-shading-value="0"/>
    </style:style>
    <style:style style:name="T343" style:family="text">
      <style:text-properties officeooo:rsid="00d60023"/>
    </style:style>
    <style:style style:name="T344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45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46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47" style:family="text">
      <style:text-properties officeooo:rsid="00e504a4"/>
    </style:style>
    <style:style style:name="T348" style:family="text">
      <style:text-properties officeooo:rsid="00f94841"/>
    </style:style>
    <style:style style:name="T349" style:family="text">
      <style:text-properties officeooo:rsid="00fc1122"/>
    </style:style>
    <style:style style:name="T350" style:family="text">
      <style:text-properties officeooo:rsid="0106f4f7"/>
    </style:style>
    <style:style style:name="T351" style:family="text">
      <style:text-properties officeooo:rsid="010a4fce"/>
    </style:style>
    <style:style style:name="T352" style:family="text">
      <style:text-properties officeooo:rsid="0113f27b"/>
    </style:style>
    <style:style style:name="T353" style:family="text">
      <style:text-properties officeooo:rsid="0118fd61"/>
    </style:style>
    <style:style style:name="T354" style:family="text">
      <style:text-properties style:text-position="super 58%"/>
    </style:style>
    <style:style style:name="T355" style:family="text">
      <style:text-properties style:text-position="super 58%" officeooo:rsid="013138b5"/>
    </style:style>
    <style:style style:name="T356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57" style:family="text">
      <style:text-properties officeooo:rsid="013138b5"/>
    </style:style>
    <style:style style:name="T358" style:family="text">
      <style:text-properties officeooo:rsid="0140ac1e"/>
    </style:style>
    <style:style style:name="T359" style:family="text">
      <style:text-properties officeooo:rsid="0145520a"/>
    </style:style>
    <style:style style:name="T360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1" text:outline-level="1"><text:span text:style-name="T337">Dr </text:span>Kyle A Oman</text:h>
      <text:p text:style-name="P71"><text:tab/><text:span text:style-name="T37">Office: +44 (0) 191 33 43011<text:tab/>Institute for Computational Cosmology</text:span></text:p>
      <text:p text:style-name="P70"><text:tab/><text:span text:style-name="T37">Mobile: +44 (0) 737 693 4098<text:tab/>Department of Physics &amp; Astronomy, Durham University</text:span></text:p>
      <text:p text:style-name="P69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209">South Road, Durham DH1 3LE, United Kingdom<text:line-break/><text:tab/></text:span><text:a xlink:type="simple" xlink:href="https://kyleaoman.github.io/" text:style-name="Internet_20_link" text:visited-style-name="Visited_20_Internet_20_Link"><text:span text:style-name="T348">kyleaoman.github.io</text:span></text:a></text:p>
      <text:p text:style-name="P69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3"><text:span text:style-name="T258">Academic </text:span><text:span text:style-name="T260">Qualifications</text:span><text:span text:style-name="T254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5"><text:span text:style-name="T209">Employment</text:span><text:tab/></text:p>
      <text:p text:style-name="P62"><text:span text:style-name="T242"><text:tab/></text:span><text:span text:style-name="T245">Ass</text:span><text:span text:style-name="T246">oc</text:span><text:span text:style-name="T245">. Professor &amp; Royal Society Dorothy Hodgkin Fellow<text:tab/></text:span><text:span text:style-name="T246">Jul 2024</text:span><text:span text:style-name="T245"> – </text:span><text:span text:style-name="T246">present</text:span><text:span text:style-name="T245"><text:line-break/><text:tab/> <text:s/>Institute for Computational Cosmology </text:span><text:span text:style-name="T246">&amp;<text:line-break/><text:tab/> <text:s/>Centre for Extragalactic Astronomy, </text:span><text:span text:style-name="T245">Durham University</text:span></text:p>
      <text:p text:style-name="P62"><text:span text:style-name="T242"><text:tab/></text:span><text:span text:style-name="T245">Asst. Professor &amp; Royal Society Dorothy Hodgkin Fellow<text:tab/>Oct 2023 – </text:span><text:span text:style-name="T246">Jun 2024</text:span><text:span text:style-name="T245"><text:line-break/><text:tab/> <text:s/>Institute for Computational Cosmology </text:span><text:span text:style-name="T246">&amp;<text:line-break/><text:tab/> <text:s/>Centre for Extragalactic Astronomy, </text:span><text:span text:style-name="T245">Durham University</text:span></text:p>
      <text:p text:style-name="P55"><text:span text:style-name="T242"><text:tab/></text:span><text:span text:style-name="T246">Senior p</text:span><text:span text:style-name="T244">ostdoctoral research associate</text:span><text:span text:style-name="T243"><text:tab/>Jul 2022 </text:span><text:span text:style-name="T242">– </text:span><text:span text:style-name="T245">Sept 2023</text:span><text:span text:style-name="T228"><text:line-break/><text:tab/> <text:s/>Institute for Computational Cosmology, Durham University</text:span></text:p>
      <text:p text:style-name="P30"><text:tab/>Postdoctoral research associate<text:tab/>Oct 2019 – <text:span text:style-name="T343">Jun 2022</text:span><text:line-break/><text:tab/> <text:s/>Institute for Computational Cosmology, Durham University</text:p>
      <text:p text:style-name="P29"><text:tab/>Researcher (postdoctoral)<text:tab/>Oct 2017 – Sept 2019<text:line-break/><text:tab/> <text:s/>Kapteyn Astronomical Institute, Rijksuniversiteit Groningen</text:p>
      <text:p text:style-name="P25"><text:tab/><text:span text:style-name="T247">Summer research internship<text:tab/>May 2010 – Aug 2010<text:line-break/></text:span><text:span text:style-name="T4"><text:tab/> <text:s/></text:span><text:span text:style-name="T102">Department of Physics &amp; Astronomy, University of Waterloo</text:span></text:p>
      <text:p text:style-name="P25"><text:span text:style-name="T102"><text:tab/>Summer research internship<text:tab/>May 20</text:span><text:span text:style-name="T104">09</text:span><text:span text:style-name="T102"> </text:span><text:span text:style-name="T103">– </text:span><text:span text:style-name="T102">Aug 2009<text:line-break/></text:span><text:span text:style-name="T4"><text:tab/> <text:s/></text:span><text:span text:style-name="T102">Department of Physics &amp; Astronomy, University of Waterloo</text:span></text:p>
      <text:p text:style-name="P125"><text:soft-page-break/><text:span text:style-name="T258">Grants, </text:span><text:span text:style-name="T261">Computing Time</text:span><text:span text:style-name="T252"> &amp; </text:span><text:span text:style-name="T256">Funding</text:span><text:span text:style-name="T252"><text:tab/></text:span></text:p>
      <text:p text:style-name="P28"><text:tab/><text:span text:style-name="T357">DiRAC 16</text:span><text:span text:style-name="T355">th</text:span><text:span text:style-name="T357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8"><text:tab/><text:span text:style-name="T352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8"><text:tab/><text:span text:style-name="T351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8"><text:span text:style-name="T348"><text:tab/>Royal Society Dorothy Hodgkin Fellowship (GBP 1.</text:span><text:span text:style-name="T350">5</text:span><text:span text:style-name="T348">M)<text:tab/>2023 – 2031<text:line-break/><text:tab/> <text:s/></text:span><text:span text:style-name="T6">Title: “Key dark matter particle properties from dwarf galaxy astrophysics”</text:span></text:p>
      <text:p text:style-name="P24"><text:span text:style-name="T6"><text:tab/></text:span><text:span text:style-name="T106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4"><text:tab/><text:span text:style-name="T340">Cosmology and Astroparticle Student &amp; Postdoc Exchange Network Visitor (GBP</text:span><text:span text:style-name="T341"> </text:span><text:span text:style-name="T342">1 400</text:span><text:span text:style-name="T341">)</text:span><text:span text:style-name="T340"><text:tab/>2022</text:span><text:span text:style-name="T339"><text:line-break/><text:tab/> <text:s/></text:span><text:span text:style-name="T6">Title</text:span><text:span text:style-name="T5">: “Structure and equilibrium of simulated dwarf galaxies”</text:span><text:span text:style-name="T339"><text:tab/> <text:s/></text:span></text:p>
      <text:p text:style-name="P56"><text:span text:style-name="T236"><text:tab/>Durham University Physics Department Developing Talent Award </text:span><text:span text:style-name="T237">(GBP 4 000)</text:span><text:span text:style-name="T236"><text:tab/>2022<text:line-break/><text:tab/> <text:s/></text:span><text:span text:style-name="T34">Title</text:span><text:span text:style-name="T316">: “The fragility of dwarf galaxies used as dark matter tracers”</text:span></text:p>
      <text:p text:style-name="P122"><text:span text:style-name="T259">Scholarships</text:span><text:span text:style-name="T252"> &amp; Awards<text:tab/></text:span></text:p>
      <text:p text:style-name="P27"><text:tab/><text:span text:style-name="T343">Durham University Discretionary Award<text:tab/>202</text:span><text:span text:style-name="T349">3</text:span><text:span text:style-name="T343"><text:line-break/><text:tab/> <text:s/>GBP </text:span><text:span text:style-name="T348">5</text:span><text:span text:style-name="T343">00, Institution-level, award by nomination</text:span></text:p>
      <text:p text:style-name="P27"><text:tab/><text:span text:style-name="T343">Durham University Discretionary Award<text:tab/>2022<text:line-break/><text:tab/> <text:s/>GBP 1 000, Institution-level, award by nomination</text:span></text:p>
      <text:p text:style-name="P27"><text:tab/>RM Petrie Memorial Fellowship<text:tab/>2016 – 2017<text:line-break/><text:tab/> <text:s/>CAD 4 750, Institution-level, award by nomination</text:p>
      <text:p text:style-name="P23"><text:tab/>University of Victoria President’s Research Scholarship<text:tab/>2016<text:line-break/><text:tab/> <text:s/>CAD 4 000, Institution-level, award by nomination</text:p>
      <text:p text:style-name="P23"><text:tab/>National Science and Engineering Research Council Canada Graduate <text:tab/>2015 – 2016<text:line-break/><text:tab/><text:span text:style-name="T333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6"><text:tab/>University of Victoria Graduate Award<text:tab/>2014 – 2015<text:line-break/><text:tab/> <text:s/>CAD 6 000, Institution-level, award by nomination</text:p>
      <text:p text:style-name="P23"><text:tab/>Nora and Mark DeGoutière Memorial Scholarship<text:tab/><text:span text:style-name="T333">2014<text:line-break/></text:span><text:tab/> <text:s/>CAD 11 250, Institution-level, award by nomination</text:p>
      <text:p text:style-name="P23"><text:soft-page-break/><text:tab/>University of Victoria Fellowship<text:tab/><text:span text:style-name="T333">2013<text:line-break/></text:span><text:tab/> <text:s/>CAD 15 000, Institution-level, award by nomination</text:p>
      <text:p text:style-name="P23"><text:tab/>Queen Elizabeth II Graduate Scholarship in Science and Technology<text:tab/><text:span text:style-name="T333">2012<text:line-break/></text:span><text:tab/> <text:s/>CAD 15 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3"><text:tab/>National Science and Engineering Research Council Undergraduate Student<text:tab/><text:span text:style-name="T333">2009<text:line-break/></text:span><text:tab/>Research Award<text:line-break/><text:tab/> <text:s/>CAD 4 500, National-level, summer research scholarship</text:p>
      <text:p text:style-name="P114"><text:span text:style-name="T248">Research </text:span><text:span text:style-name="T334">student </text:span><text:span text:style-name="T248">supervision</text:span><text:tab/></text:p>
      <text:p text:style-name="P14"><text:span text:style-name="T61">I have co-supervised the thes</text:span><text:span text:style-name="T86">is work of </text:span><text:span text:style-name="T87">10</text:span><text:span text:style-name="T86"> students (3 BSc, </text:span><text:span text:style-name="T87">6</text:span><text:span text:style-name="T86"> MSc/</text:span><text:span text:style-name="T87">MPhys</text:span><text:span text:style-name="T86">, 1 PhD).</text:span><text:span text:style-name="T83"><text:tab/></text:span></text:p>
      <text:p text:style-name="P40"><text:span text:style-name="T40"><text:tab/></text:span><text:span text:style-name="T78">MPhys thesis co-supervisor (with M. Swinbank) for Brad Makinson<text:tab/>Oct 2024 – Apr 2025<text:line-break/><text:tab/> <text:s/>Institute for Computational Cosmology, Durham University</text:span></text:p>
      <text:p text:style-name="P40"><text:span text:style-name="T40"><text:tab/></text:span><text:span text:style-name="T78">MPhys thesis co-supervisor (with M. Swinbank) for Jack Carter<text:tab/>Oct 2024 – Apr 2025<text:line-break/><text:tab/> <text:s/>Institute for Computational Cosmology, Durham University</text:span></text:p>
      <text:p text:style-name="P40"><text:span text:style-name="T40"><text:tab/></text:span><text:span text:style-name="T78">Summer research placement supervisor for Loretta Lanigan<text:tab/>July 2024 – Aug 2024<text:line-break/><text:tab/> <text:s/>Institute for Computational Cosmology, Durham University</text:span></text:p>
      <text:p text:style-name="P40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9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8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8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6"><text:span text:style-name="T83"><text:tab/></text:span><text:span text:style-name="T84">Summer undergraduate research project supervisor for Eleanor Downing<text:tab/>Jul </text:span><text:span text:style-name="T85">– </text:span><text:span text:style-name="T84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5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1"><text:span text:style-name="T219"><text:tab/></text:span><text:span text:style-name="T221">M</text:span><text:span text:style-name="T231">Phys</text:span><text:span text:style-name="T221"> thesis co-supervisor (with C. Frenk) for Richard Brooks<text:tab/>Oct 2021 </text:span><text:span text:style-name="T212">– </text:span><text:span text:style-name="T231">Apr 2022</text:span><text:span text:style-name="T221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oft-page-break/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63"><text:span text:style-name="T219"><text:tab/></text:span><text:span text:style-name="T227">M</text:span><text:span text:style-name="T231">Phys</text:span><text:span text:style-name="T214"> thesis co-supervisor (with C. Frenk) for Finn Roper<text:tab/>Jun 2020 </text:span><text:span text:style-name="T212">– </text:span><text:span text:style-name="T221">Apr 2021</text:span><text:span text:style-name="T214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61"><text:span text:style-name="T219"><text:tab/></text:span><text:span text:style-name="T211">MSc thesis co-supervisor (with M. Verheijen) for Anatolii Zadvornyi<text:tab/>Sept 2019 </text:span><text:span text:style-name="T212">– </text:span><text:span text:style-name="T221">Jul 2021</text:span><text:span text:style-name="T211"><text:line-break/></text:span><text:span text:style-name="T114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50"><text:span text:style-name="T211"><text:tab/>BSc thesis co-supervisor (with M. Verheijen) for Anatolii Zadvornyi<text:tab/>Jan 2019 </text:span><text:span text:style-name="T212">– </text:span><text:span text:style-name="T211">May 2019<text:line-break/><text:tab/> <text:s/></text:span><text:span text:style-name="T213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5"><text:span text:style-name="T219"><text:tab/></text:span><text:span text:style-name="T211">BSc</text:span><text:span text:style-name="T212"> thesis co-supervisor </text:span><text:span text:style-name="T211">(with J. Navarro, A. Fattahi) </text:span><text:span text:style-name="T212">for James Lan</text:span><text:span text:style-name="T211">e</text:span><text:span text:style-name="T212"><text:tab/>Sept 2016 – </text:span><text:span text:style-name="T218">Apr</text:span><text:span text:style-name="T212"> 2017<text:line-break/></text:span><text:span text:style-name="T115"><text:tab/> <text:s/></text:span><text:span text:style-name="T116">Department of Physics &amp; Astronomy, University of Victoria</text:span><text:span text:style-name="T212"><text:line-break/><text:tab/> <text:s/></text:span><text:span text:style-name="T23">“The mysterious progenitor of the Ophiuchus stream”</text:span></text:p>
      <text:p text:style-name="P41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3"><text:span text:style-name="T88">Teaching Experience</text:span><text:tab/></text:p>
      <text:p text:style-name="P11"><text:span text:style-name="T12"><text:tab/></text:span><text:span text:style-name="T90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8"><text:span text:style-name="T23"><text:tab/></text:span><text:span text:style-name="T135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4"><text:span text:style-name="T23"><text:tab/></text:span><text:span text:style-name="T112">G</text:span><text:span text:style-name="T111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101"/>
      <text:p text:style-name="P64"><text:span text:style-name="T115"><text:tab/>Teaching Assistant</text:span><text:span text:style-name="T126">ships – 1</text:span><text:span text:style-name="T127">1</text:span><text:span text:style-name="T126"> appointments </text:span><text:span text:style-name="T127">totalling 45 months</text:span><text:span text:style-name="T126"><text:tab/>2010 – 20</text:span><text:span text:style-name="T127">22</text:span><text:span text:style-name="T126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16"><text:span text:style-name="T105">Publications</text:span><text:span text:style-name="T101"><text:tab/></text:span></text:p>
      <text:p text:style-name="P152"><text:span text:style-name="T120">I </text:span><text:span text:style-name="T128">am an author of </text:span><text:span text:style-name="T145">60</text:span><text:span text:style-name="T128"> refereed articles (</text:span><text:span text:style-name="T148">5</text:span><text:span text:style-name="T149">658</text:span><text:span text:style-name="T145"> </text:span><text:span text:style-name="T128">citations, H=</text:span><text:span text:style-name="T138">3</text:span><text:span text:style-name="T144">2</text:span><text:span text:style-name="T128">), of which </text:span><text:span text:style-name="T145">10</text:span><text:span text:style-name="T128"> as the first author (</text:span><text:span text:style-name="T144">8</text:span><text:span text:style-name="T149">47</text:span><text:span text:style-name="T142"> </text:span><text:span text:style-name="T128">citations), and a further </text:span><text:span text:style-name="T134">2</text:span><text:span text:style-name="T141">2</text:span><text:span text:style-name="T128"> in which I had a major role. </text:span><text:span text:style-name="T129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9">. </text:span><text:span text:style-name="T130">I have highlighted some of my best work with a ★. </text:span><text:span text:style-name="T131">P</text:span><text:span text:style-name="T132">apers </text:span><text:span text:style-name="T131">led by students under my supervision</text:span><text:span text:style-name="T132"> are marked with a</text:span><text:span text:style-name="T153"> </text:span><text:span text:style-name="T165">†</text:span><text:span text:style-name="T346">.</text:span></text:p>
      <text:p text:style-name="P166">Pre-prints</text:p>
      <text:list text:style-name="L1">
        <text:list-item>
          <text:p text:style-name="P168"><text:span text:style-name="T165">O’</text:span><text:span text:style-name="T161">Beirne, Staveley-Smith, Kilborn, Wong, Westmeier, Cluver, Bekki, Deg, D</text:span><text:span text:style-name="T161">é</text:span><text:span text:style-name="T161">nes, For, Lee-Waddell, Murugeshan,</text:span><text:span text:style-name="T161"> </text:span><text:span text:style-name="T183">Oman</text:span><text:span text:style-name="T176">,</text:span><text:span text:style-name="T161"> </text:span><text:span text:style-name="T161">Rhee, Shen </text:span><text:span text:style-name="T176">and</text:span><text:span text:style-name="T161"> </text:span><text:span text:style-name="T176">Taylor (2024)</text:span><text:span text:style-name="T161">. </text:span><text:span text:style-name="T201">WALLABY pilot survey: properties of HI-selected dark sources and low surface brightness galaxies”</text:span><text:span text:style-name="T176">. PASA, submitted.</text:span></text:p>
        </text:list-item>
        <text:list-item>
          <text:p text:style-name="P143"><text:span text:style-name="T165">M</text:span><text:span text:style-name="T161">arasco, de Blok, Maccagni, Fraternali, </text:span><text:span text:style-name="T178">Oman</text:span><text:span text:style-name="T161">, Oosterloo, Combes, McGaugh, Kamphuis, Spekkens, Kleiner, Veronese, Amram, Chemin and Brinks (2024). </text:span><text:span text:style-name="T196">HI within and around observed and simulated galaxy discs – Comparing MeerKAT observations with mock data from TNG50 and FIRE-2</text:span><text:span text:style-name="T161">. A&amp;A, submitted.</text:span></text:p>
        </text:list-item>
        <text:list-item>
          <text:p text:style-name="P144"><text:span text:style-name="T165">R</text:span><text:span text:style-name="T161">iley, Shipp, Simpson, Bieri, Fattahi, Brown, </text:span><text:span text:style-name="T178">Oman</text:span><text:span text:style-name="T161">, Fragkoudi, Gómez, Grand and Marinacci (2024). </text:span><text:span text:style-name="T196">Auriga Streams I: distrupting satellites surrounding Milky Way-mass haloes at multiple resolutions.</text:span><text:span text:style-name="T161"> MNRAS, submitted. [arxiv:2410.09144]</text:span></text:p>
        </text:list-item>
        <text:list-item>
          <text:p text:style-name="P145"><text:span text:style-name="T165">A</text:span><text:span text:style-name="T161">mvrosiadis, Lange, Nightingale, He, Frenk, </text:span><text:span text:style-name="T178">Oman</text:span><text:span text:style-name="T161">, Smail, Swinbank, Fragkoudi, Gadotti, Cole, Borsato, Robertson, Massey, Cao and Li (202</text:span><text:span text:style-name="T174">4</text:span><text:span text:style-name="T161">). </text:span><text:span text:style-name="T196">The onset of bar formation in a massive galaxy at z~3.8.</text:span><text:span text:style-name="T161"> MNRAS, submitted. </text:span><text:span text:style-name="T171">[arxiv:2404.01918]</text:span></text:p>
        </text:list-item>
      </text:list>
      <text:p text:style-name="P167">Refereed publications in primary journals</text:p>
      <text:list text:continue-numbering="true" text:style-name="L1">
        <text:list-item>
          <text:p text:style-name="P146"><text:span text:style-name="T184">Maccagni, de Blok, Mancera Pi</text:span><text:span text:style-name="T297">ñ</text:span><text:span text:style-name="T298">a, Ragusa, Iodice, Spavone, McGaugh, </text:span><text:span text:style-name="T280">Oman</text:span><text:span text:style-name="T298">, Oosterloo, Koribalski, Adams, Amram, Bosma, Bigiel, Brinks, Chemin, Combes, Gibson, Healy, Holwerda, J</text:span><text:span text:style-name="T184">ó</text:span><text:span text:style-name="T298">zsa, Kamphuis, Kleiner, Kurapati, Marasco, Spekkens, Veronese, Walter, Zabel and Zijlstra (2024). </text:span><text:span text:style-name="T317">MHONGOOSE discovery of a gas-rich low-surface brightness galaxy in the Dorado Group</text:span><text:span text:style-name="T298">. A&amp;A </text:span><text:span text:style-name="T300">690: 69</text:span><text:span text:style-name="T298">. </text:span><text:span text:style-name="T299">[arxiv:2405.17000]</text:span></text:p>
        </text:list-item>
        <text:list-item>
          <text:p text:style-name="P149"><text:span text:style-name="T165">De Blok, Healy, Maccagni, Pisano, Bosma, English, Jarrett, Marasco, Meurer, Veronese, Bigiel, Chemin, Fraternali, Holwerfa, Kamphuis, K</text:span><text:span text:style-name="T292">löckner, Kleiner, Leroy, Mogotsi, </text:span><text:span text:style-name="T280">Oman</text:span><text:span text:style-name="T292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315">MHONGOOSE – A MeerKAT Nearby Galaxy H</text:span><text:span text:style-name="T356">i</text:span><text:span text:style-name="T315"> Survey.</text:span><text:span text:style-name="T292"> A&amp;A </text:span><text:span text:style-name="T294">688: A109</text:span><text:span text:style-name="T292">. </text:span><text:span text:style-name="T293">[arxiv:2404.01774]</text:span></text:p>
        </text:list-item>
        <text:list-item>
          <text:p text:style-name="P150"><text:soft-page-break/><text:span text:style-name="T181">Oman</text:span><text:span text:style-name="T184">, Frenk, Crain, Lovell and Pfeffer (2024). </text:span><text:span text:style-name="T202">A warm dark matter cosmogony may yield more low-mass galaxy detections in 21-cm surveys than a cold dark matter one.</text:span><text:span text:style-name="T184"> MNRAS </text:span><text:span text:style-name="T192">533: 67</text:span><text:span text:style-name="T191">.</text:span><text:span text:style-name="T184"> </text:span><text:span text:style-name="T190">[arxiv:2401.11878]</text:span></text:p>
        </text:list-item>
        <text:list-item>
          <text:p text:style-name="P147"><text:span text:style-name="T184">Brown, Fattahi, McCarthy, Font, </text:span><text:span text:style-name="T181">Oman</text:span><text:span text:style-name="T184"> and Riley (2024). </text:span><text:span text:style-name="T202">ARTEMIS emulator: exploring the effect of cosmology and galaxy formation physics on Milky Way-mass haloes and their satellites</text:span><text:span text:style-name="T184">. MNRAS </text:span><text:span text:style-name="T191">532: 1223</text:span><text:span text:style-name="T184">. </text:span><text:span text:style-name="T185">[arxiv:2403.11692]</text:span></text:p>
        </text:list-item>
        <text:list-item>
          <text:p text:style-name="P148"><text:span text:style-name="T181">Oman</text:span><text:span text:style-name="T184"> and Riley (2024). </text:span><text:span text:style-name="T202">An overlooked source of uncertainty in the mass of the Milky Way.</text:span><text:span text:style-name="T184"> MNRAS Letters </text:span><text:span text:style-name="T189">532: 48</text:span><text:span text:style-name="T184">. </text:span><text:span text:style-name="T186">[arxiv:2404.03726]</text:span></text:p>
        </text:list-item>
        <text:list-item>
          <text:p text:style-name="P151"><text:span text:style-name="T184">Jones, Sand, Karunakaran, Spekkens, </text:span><text:span text:style-name="T181">Oman</text:span><text:span text:style-name="T184">, Bennet, Besla, Crnojević, Cuillandre, Fielder, Gwyn and Mutlu-Pakdil (2023). </text:span><text:span text:style-name="T202">Gas and star formation in satellites of Milky Way analogs.</text:span><text:span text:style-name="T184"> ApJ </text:span><text:span text:style-name="T187">966: 93</text:span><text:span text:style-name="T184">. </text:span><text:span text:style-name="T188">[arxiv:2311.02152]</text:span></text:p>
        </text:list-item>
        <text:list-item>
          <text:p text:style-name="P153"><text:span text:style-name="T165">† Sirks, Harvey, Massey, </text:span><text:span text:style-name="T181">Oman</text:span><text:span text:style-name="T165">, Robertson, Frenk, Everett, Gill and McCleary (2023). </text:span><text:span text:style-name="T199">Hydrodynamical simulations of merging galaxy clusters: giant dark matter particle colliders, powered by gravity</text:span><text:span text:style-name="T165">. MNRAS </text:span><text:span text:style-name="T172">530: 3160</text:span><text:span text:style-name="T173">. </text:span><text:span text:style-name="T172">[arxiv:2405.00140]</text:span></text:p>
        </text:list-item>
        <text:list-item>
          <text:p text:style-name="P155"><text:span text:style-name="T165">P</text:span><text:span text:style-name="T161">uglisi, Dudzevičiūtė, Swinbank, Gillman, Tiley, Cirasuolo, Cortese, Glazebrook, Harrison, Ibar, Molina, Obreschkow, </text:span><text:span text:style-name="T178">Oman</text:span><text:span text:style-name="T161">, Schaller, Shankar and Sharples (2023). </text:span><text:span text:style-name="T196">KURVS: The outer rotation curve shapes and dark matter fractions of z~1.5 star-forming galaxies.</text:span><text:span text:style-name="T161"> MNRAS </text:span><text:span text:style-name="T170">524: 2814</text:span><text:span text:style-name="T161">. </text:span><text:span text:style-name="T169">[arxiv:2305.04382]</text:span></text:p>
        </text:list-item>
        <text:list-item>
          <text:p text:style-name="P156"><text:span text:style-name="T165">† </text:span><text:span text:style-name="T166">Brooks, </text:span><text:span text:style-name="T180">Oman</text:span><text:span text:style-name="T166"> and Frenk (202</text:span><text:span text:style-name="T175">3</text:span><text:span text:style-name="T166">). </text:span><text:span text:style-name="T198">The North-South asymmetry of the ALFALFA HI velocity width function</text:span><text:span text:style-name="T166">. MNRAS </text:span><text:span text:style-name="T169">522: 4043</text:span><text:span text:style-name="T166">. [arxiv:2211.08092]</text:span></text:p>
        </text:list-item>
        <text:list-item>
          <text:p text:style-name="P156"><text:span text:style-name="T165">† </text:span><text:span text:style-name="T169">Downing and </text:span><text:span text:style-name="T182">Oman</text:span><text:span text:style-name="T169"> (2023). </text:span><text:span text:style-name="T200">The many reasons that the rotation curves of low-mass galaxies can fail as tracers of their matter distributions.</text:span><text:span text:style-name="T169"> MNRAS 522: 3318. [arxiv:2301.05242]</text:span></text:p>
        </text:list-item>
        <text:list-item>
          <text:p text:style-name="P157"><text:span text:style-name="T165">R</text:span><text:span text:style-name="T166">eeves, Hudson and </text:span><text:span text:style-name="T180">Oman</text:span><text:span text:style-name="T166"> (202</text:span><text:span text:style-name="T175">3</text:span><text:span text:style-name="T166">). </text:span><text:span text:style-name="T198">Constraining satellite quenching timescales in galaxy clusters by forward-modelling stellar ages and quiescent fractions in projected phase space.</text:span><text:span text:style-name="T166"> MNRAS </text:span><text:span text:style-name="T169">522: 1779</text:span><text:span text:style-name="T166">. [arxiv:2211.09145]</text:span></text:p>
        </text:list-item>
        <text:list-item>
          <text:p text:style-name="P158"><text:span text:style-name="T165">† </text:span><text:span text:style-name="T292">Roper, </text:span><text:span text:style-name="T280">Oman</text:span><text:span text:style-name="T292">, Frenk, Ben</text:span><text:span text:style-name="T165">ítez-Llambay, Navarro and Santos-Santos (202</text:span><text:span text:style-name="T175">3</text:span><text:span text:style-name="T165">). </text:span><text:span text:style-name="T199">The diversity of rotation curves of simulated galaxies with cusps and cores</text:span><text:span text:style-name="T165">. MNRAS</text:span><text:span text:style-name="T168"> </text:span><text:span text:style-name="T169">521: 1316</text:span><text:span text:style-name="T165">. [arxiv:2203.16652]</text:span></text:p>
        </text:list-item>
        <text:list-item>
          <text:p text:style-name="P159"><text:soft-page-break/><text:span text:style-name="T162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79">Oman</text:span><text:span text:style-name="T162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7">(2022)</text:span><text:span text:style-name="T162">. </text:span><text:span text:style-name="T197">The Astropy project: Sustaining and growing a community-oriented open-source project and the latest major release (v5.0) of the core package.</text:span><text:span text:style-name="T162"> ApJ </text:span><text:span text:style-name="T166">935: 167</text:span><text:span text:style-name="T162">. </text:span><text:span text:style-name="T163">[arxiv:</text:span><text:span text:style-name="T164">2206.14220</text:span><text:span text:style-name="T163">]</text:span></text:p>
        </text:list-item>
        <text:list-item>
          <text:p text:style-name="P160"><text:span text:style-name="T290">Bilimogga, </text:span><text:span text:style-name="T279">Oman</text:span><text:span text:style-name="T290">, Verheijen and van der Hulst (2021). </text:span><text:span text:style-name="T314">Using EAGLE simulations to study the effect of observational constraints on determination of HI asymmetries in galaxies</text:span><text:span text:style-name="T290">. MNRAS </text:span><text:span text:style-name="T291">513: 5310</text:span><text:span text:style-name="T290">. [arxiv:2205.00675]</text:span></text:p>
        </text:list-item>
        <text:list-item>
          <text:p text:style-name="P154"><text:span text:style-name="T284">Mancera</text:span><text:span text:style-name="T282">-Piña</text:span><text:span text:style-name="T286">, </text:span><text:span text:style-name="T284">Fraternali, Oosterloo, Adams, </text:span><text:span text:style-name="T276">Oman</text:span><text:span text:style-name="T284"> and Leisman (202</text:span><text:span text:style-name="T287">2</text:span><text:span text:style-name="T284">). </text:span><text:span text:style-name="T309">No need for dark matter: resolved kinematics of the ultra-diffuse galaxy AGC 114905.</text:span><text:span text:style-name="T284"> MNRAS</text:span><text:span text:style-name="T285"> 512: 3230</text:span><text:span text:style-name="T284">. [arxiv:</text:span><text:span text:style-name="T287">2112.00017</text:span><text:span text:style-name="T284">]</text:span></text:p>
        </text:list-item>
        <text:list-item>
          <text:p text:style-name="P154"><text:span text:style-name="T162">† </text:span><text:span text:style-name="T284">Sirks, </text:span><text:span text:style-name="T276">Oman</text:span><text:span text:style-name="T284">, Robertson, Massey and Frenk (2021). </text:span><text:span text:style-name="T309">The effects of self-interacting dark matter on the stripping of galaxies that fall into clusters</text:span><text:span text:style-name="T284">. MNRAS </text:span><text:span text:style-name="T285">511: 5927</text:span><text:span text:style-name="T284">. [arxiv:2109.03257]</text:span></text:p>
        </text:list-item>
        <text:list-item>
          <text:p text:style-name="P161"><text:span text:style-name="T331">Oman</text:span><text:span text:style-name="T323"> (202</text:span><text:span text:style-name="T326">2</text:span><text:span text:style-name="T323">). </text:span><text:span text:style-name="T304">The ALFALFA </text:span><text:span text:style-name="T305">HI</text:span><text:span text:style-name="T304"> velocity width function.</text:span><text:span text:style-name="T323"> MNRAS </text:span><text:span text:style-name="T325">509:</text:span><text:span text:style-name="T323"> </text:span><text:span text:style-name="T325">3268</text:span><text:span text:style-name="T323">. [arxiv:2108.08856]</text:span></text:p>
        </text:list-item>
        <text:list-item>
          <text:p text:style-name="P161"><text:span text:style-name="T319">K</text:span><text:span text:style-name="T318">arunakaran, Spekkens, </text:span><text:span text:style-name="T328">Oman</text:span><text:span text:style-name="T318">, Simpson, Fattahi, Sand, Bennet, Crnojevi</text:span><text:span text:style-name="T194">ć</text:span><text:span text:style-name="T318">, Frenk, G</text:span><text:span text:style-name="T194">ó</text:span><text:span text:style-name="T318">mez, Grand, Jones, Marinacci, Mutlu-Pakdil, Navarro </text:span><text:span text:style-name="T322">and</text:span><text:span text:style-name="T318"> Zaritsky (2021). </text:span><text:span text:style-name="T302">Satellites around Milky Way analogs: Tension in the number and fraction of quiescent satellites seen in observations versus simulations.</text:span><text:span text:style-name="T318"> ApJ </text:span><text:span text:style-name="T324">916: 19</text:span><text:span text:style-name="T318">. [arxiv:2105.09321]</text:span></text:p>
        </text:list-item>
        <text:list-item>
          <text:p text:style-name="P162"><text:span text:style-name="T344">† </text:span><text:span text:style-name="T318">Upadhyay, </text:span><text:span text:style-name="T328">Oman</text:span><text:span text:style-name="T318"> </text:span><text:span text:style-name="T322">and</text:span><text:span text:style-name="T330"> </text:span><text:span text:style-name="T318">Trager (2021). </text:span><text:span text:style-name="T302">Star formation histories of Coma Cluster galaxies matched to simulated orbits hint at quenching around first pericenter.</text:span><text:span text:style-name="T318"> A&amp;A </text:span><text:span text:style-name="T324">652: A16</text:span><text:span text:style-name="T318">. [arxiv:2104.04388]</text:span></text:p>
        </text:list-item>
        <text:list-item>
          <text:p text:style-name="P162"><text:span text:style-name="T319">Brouwer, </text:span><text:span text:style-name="T329">Oman</text:span><text:span text:style-name="T319">, </text:span><text:span text:style-name="T320">Valentijn, Bilicki, Heymans, Hoekstra, Napolitano, Roy, Tortora, Wright, Asgari, van den Busch, Dvornik, Erben, Giblin, Graham, Hildebrandt, Hopkins, Kannawadi, Kuijken, Liske, Shan, Tr</text:span><text:span text:style-name="T195">ö</text:span><text:span text:style-name="T320">ster and Visser (202</text:span><text:span text:style-name="T321">1</text:span><text:span text:style-name="T320">). </text:span><text:span text:style-name="T303">The weak lensing radial acceleration relation: Constraining modified gravity and cold dark matter theories with KiDS-1000.</text:span><text:span text:style-name="T320"> A&amp;A </text:span><text:span text:style-name="T321">650: A113</text:span><text:span text:style-name="T320">. </text:span><text:span text:style-name="T321">[arxiv:2106.11677]</text:span></text:p>
        </text:list-item>
        <text:list-item>
          <text:p text:style-name="P163"><text:soft-page-break/><text:span text:style-name="T267">B</text:span><text:span text:style-name="T264">oard, Bozorgnia, Strigari, Grand, Fattahi, Frenk, Marinacci, Navarro and </text:span><text:span text:style-name="T272">Oman</text:span><text:span text:style-name="T264"> (2021). </text:span><text:span text:style-name="T307">Velocity-dependent J-factors for annihilation radiation from cosmological simulations.</text:span><text:span text:style-name="T264"> JCAP 2021-04: 70. </text:span><text:span text:style-name="T268">[arxiv:</text:span><text:span text:style-name="T264">2101.06284</text:span><text:span text:style-name="T268">]</text:span></text:p>
        </text:list-item>
        <text:list-item>
          <text:p text:style-name="P163"><text:span text:style-name="T273">★ Oman</text:span><text:span text:style-name="T269">, Bahé, Healy, Hess, Hudson and Verheijen (2021). </text:span><text:span text:style-name="T310">A homogeneous measurement of the delay between the onsets of gas stripping and star formation quenching in satellite galaxies of groups and clusters.</text:span><text:span text:style-name="T269"> MNRAS </text:span><text:span text:style-name="T270">501: 5073</text:span><text:span text:style-name="T269">. [arxiv:2009.00667]</text:span></text:p>
        </text:list-item>
        <text:list-item>
          <text:p text:style-name="P163"><text:span text:style-name="T269">Deason, </text:span><text:span text:style-name="T273">Oman</text:span><text:span text:style-name="T269">, Fattahi, Schaller, Jauzac, Zhang, Montes, Bahé, Dalla Vecchia, Kay and Evans (2020). </text:span><text:span text:style-name="T310">Stellar splashback: </text:span><text:span text:style-name="T311">t</text:span><text:span text:style-name="T310">he edge of the intracluster light.</text:span><text:span text:style-name="T269"> MNRAS 500: 4181. [arxiv:2010.02937]</text:span></text:p>
        </text:list-item>
        <text:list-item>
          <text:p text:style-name="P163"><text:span text:style-name="T266">Genina, Read, Frenk, Cole, Benítez-Llambay, Ludlow, Navarro, </text:span><text:span text:style-name="T274">Oman</text:span><text:span text:style-name="T266"> and Robertson (2020). </text:span><text:span text:style-name="T308">To beta or not to beta: can higher-order Jeans analysis break the mass-anisotropy degeneracy in simulated dwarfs?</text:span><text:span text:style-name="T266"> MNRAS </text:span><text:span text:style-name="T269">498: 144</text:span><text:span text:style-name="T266">. [arxiv:1911.09124]</text:span></text:p>
        </text:list-item>
        <text:list-item>
          <text:p text:style-name="P163"><text:span text:style-name="T266">Deason, Fattahi, Frenk, Grand, </text:span><text:span text:style-name="T274">Oman</text:span><text:span text:style-name="T266">, Garrison-Kimmel, Simpson and Navarro (2020). </text:span><text:span text:style-name="T308">The edge of the Galaxy.</text:span><text:span text:style-name="T266"> MNRAS 496: 3929. [arxiv:2002.09497]</text:span></text:p>
        </text:list-item>
        <text:list-item>
          <text:p text:style-name="P163"><text:span text:style-name="T266">Mancera-Piña, Fraternali, </text:span><text:span text:style-name="T274">Oman</text:span><text:span text:style-name="T266">, Adams, Bacchini, Marasco, Oosterloo, Pezzulli, Posti, Leisman, Cannon, di Teodoro, Gault, Haynes, Reiter, Rhode, Salzer and Smith (2020). </text:span><text:span text:style-name="T308">Robust HI kinematics of gas-rich ultra-diffuse galaxies: hints of a weak-feedback formation scenario.</text:span><text:span text:style-name="T266"> MNRAS 495: 3636. [arxiv:2004.14392]</text:span></text:p>
        </text:list-item>
        <text:list-item>
          <text:p text:style-name="P163"><text:span text:style-name="T266">Marasco, Posti, </text:span><text:span text:style-name="T274">Oman</text:span><text:span text:style-name="T266">, Famaey, Cresci and Fraternali (2020). </text:span><text:span text:style-name="T308">Massive disc galaxies in cosmological hydrodynamical simulations are too dark matter-dominated.</text:span><text:span text:style-name="T266"> A&amp;A, 883: L33. [arxiv:2005.01724]</text:span></text:p>
        </text:list-item>
        <text:list-item>
          <text:p text:style-name="P164"><text:span text:style-name="T266">★ Santos-Santos, Navarro, Robertson, Benítez-Llambay, </text:span><text:span text:style-name="T274">Oman</text:span><text:span text:style-name="T266">, Lovell, Frenk, Ludlow, Fattahi and Ritz (2020). </text:span><text:span text:style-name="T308">Baryonic clues to the puzzling diversity of dwarf galaxy rotation curves.</text:span><text:span text:style-name="T266"> MNRAS 495: 58. [arxiv:1911.09116]</text:span></text:p>
        </text:list-item>
        <text:list-item>
          <text:p text:style-name="P164"><text:span text:style-name="T266">Cautun, Benítez-Llambay, Deason, Frenk, Fattahi, Gómez, Grand, </text:span><text:span text:style-name="T274">Oman</text:span><text:span text:style-name="T266">, Navarro and Simpson (2020). </text:span><text:span text:style-name="T308">The Milky Way total mass profile as inferred fr</text:span><text:span text:style-name="T312">o</text:span><text:span text:style-name="T308">m Gaia DR2.</text:span><text:span text:style-name="T266"> MNRAS 494: 4291. [arxiv:1911.04557]</text:span></text:p>
        </text:list-item>
        <text:list-item>
          <text:p text:style-name="P163"><text:span text:style-name="T266">Richings, Frenk, Jenkins, Robertson, Fattahi, Grand, Navarro, Pakmor, Gómez, Marinacci and </text:span><text:span text:style-name="T274">Oman</text:span><text:span text:style-name="T266"> (2020). </text:span><text:span text:style-name="T308">Subhalo destruction in the APOSTLE and Auriga simulations.</text:span><text:span text:style-name="T266"> MNRAS 492: 5780. [arxiv:1811.12437]</text:span></text:p>
        </text:list-item>
        <text:list-item>
          <text:p text:style-name="P163"><text:span text:style-name="T345">† </text:span><text:span text:style-name="T266">Lane, Navarro, Fattahi, </text:span><text:span text:style-name="T274">Oman</text:span><text:span text:style-name="T266"> and Bovy (2020). </text:span><text:span text:style-name="T308">The Ophiuchus stream progenitor: a new type of globular cluster and its possible Sagittarius connection.</text:span><text:span text:style-name="T266"> MNRAS 492: 4164. [arxiv:1905.12633</text:span><text:span text:style-name="T265">]</text:span></text:p>
        </text:list-item>
        <text:list-item>
          <text:p text:style-name="P163"><text:span text:style-name="T266">Chauhan, Lagos, Obreschkow, Power, </text:span><text:span text:style-name="T274">Oman</text:span><text:span text:style-name="T266"> and Elahi (2019). </text:span><text:span text:style-name="T308">The HI velocity function: a test of cosmology or baryon physics?</text:span><text:span text:style-name="T266"> MNRAS 488: 5898. [arxiv:1906.06130</text:span><text:span text:style-name="T265">]</text:span></text:p>
        </text:list-item>
        <text:list-item>
          <text:p text:style-name="P163"><text:span text:style-name="T266">Genina, Frenk, Benítez-Llambay, Cole, Navarro, </text:span><text:span text:style-name="T274">Oman</text:span><text:span text:style-name="T266"> and Fattahi (2019). </text:span><text:span text:style-name="T308">The distinct stellar metallicity populations of simulated Local Group dwarfs.</text:span><text:span text:style-name="T266"> MNRAS 488: 2312. [arxiv:1812.04839]</text:span></text:p>
        </text:list-item>
        <text:list-item>
          <text:p text:style-name="P163"><text:soft-page-break/><text:span text:style-name="T266">Bose, Frenk, Jenkins, Fattahi, Gomez, Grand, Marinacci, Navarro, </text:span><text:span text:style-name="T274">Oman</text:span><text:span text:style-name="T266">, Pakmor, Schaye, Simpson and Springel (2019). </text:span><text:span text:style-name="T308">No cores in dark matter-dominated dwarf galaxies with bursty star formation histories.</text:span><text:span text:style-name="T266"> MNRAS, 486: 4790. [arxiv:1810.03635]</text:span></text:p>
        </text:list-item>
        <text:list-item>
          <text:p text:style-name="P163"><text:span text:style-name="T266">Owers, Hudson, </text:span><text:span text:style-name="T274">Oman</text:span><text:span text:style-name="T266">, Bland-Hawthron, Brough, Bryant, Cortese, Couch, Croom, van de Sande, Federrath, Groves, Hopkins, Lawrence, Lorente, McDermid, Medling, Richards, Scott, Taranu, Welker and Yi (2019). </text:span><text:span text:style-name="T308">The SAMI Galaxy Survey: Quenching of star formation in clusters I. Transition galaxies.</text:span><text:span text:style-name="T266"> ApJ 873: 52. [arxiv:1901.08185]</text:span></text:p>
        </text:list-item>
        <text:list-item>
          <text:p text:style-name="P163"><text:span text:style-name="T274">★ Oman</text:span><text:span text:style-name="T266">, Marasco, Navarro, Frenk, Schaye and Benítez-Llambay (2019). </text:span><text:span text:style-name="T308">Non-circular motions and the diversity of dwarf galaxy rotation curves.</text:span><text:span text:style-name="T266"> MNRAS 482: 821. [arxiv:1706.07478]</text:span></text:p>
        </text:list-item>
        <text:list-item>
          <text:p text:style-name="P163"><text:span text:style-name="T266">Digby, Navarro, Fattahi, Simpson, </text:span><text:span text:style-name="T274">Oman</text:span><text:span text:style-name="T266">, Gomez, Frenk, Grand and Pakmor (2018). </text:span><text:span text:style-name="T308">The star formation histories of dwarf galaxies in Local Group cosmological simulations.</text:span><text:span text:style-name="T266"> MNRAS 485: 5423. [arxiv:1812.04839]</text:span></text:p>
        </text:list-item>
        <text:list-item>
          <text:p text:style-name="P163"><text:span text:style-name="T266">Mancera-Piña, Fraternali, Adams, Marasco, Oosterloo, </text:span><text:span text:style-name="T274">Oman</text:span><text:span text:style-name="T266">, Leisman, di Teodoro, Posti, Battipaglia, Cannon, Gault, Haynes, Janowiecki, McAllan, Pagel, Reiter, Rhode, Salzer and Smith (2019). </text:span><text:span text:style-name="T308">Off the baryonic Tully-Fisher relation: a population of baryon-dominated ultra-diffuse galaxies.</text:span><text:span text:style-name="T266"> ApJL 883: 33. [arxiv:1909.01363]</text:span></text:p>
        </text:list-item>
        <text:list-item>
          <text:p text:style-name="P163"><text:span text:style-name="T266">Fattahi, Navarro, Frenk, </text:span><text:span text:style-name="T274">Oman</text:span><text:span text:style-name="T266">, Sawala and Schaller (2018). </text:span><text:span text:style-name="T308">Tidal stripping and the structure of dwarf galaxies in the Local Group.</text:span><text:span text:style-name="T266"> MNRAS 476: 3816. [arxiv:1707.03898]</text:span></text:p>
        </text:list-item>
        <text:list-item>
          <text:p text:style-name="P132"><text:span text:style-name="T282">N</text:span><text:span text:style-name="T283">a</text:span><text:span text:style-name="T282">varro, Yozin, Loewen, Benítez-Llambay, Fattahi, Frenk, </text:span><text:span text:style-name="T275">Oman</text:span><text:span text:style-name="T282">, Schaye and Theuns (2018). </text:span><text:span text:style-name="T308">The innate origin of radial and vertical gradients in a simulated galaxy disc.</text:span><text:span text:style-name="T282"> MNRAS 476: 3648. [arxiv:1709.01040]</text:span></text:p>
        </text:list-item>
        <text:list-item>
          <text:p text:style-name="P132"><text:span text:style-name="T282">Marasco, </text:span><text:span text:style-name="T275">Oman</text:span><text:span text:style-name="T282">, Navarro, Frenk and Oosterloo (2018). </text:span><text:span text:style-name="T308">Bars in dark-matter-dominated dwarf galaxy discs.</text:span><text:span text:style-name="T282"> MNRAS 476: 2168. [arxiv:1711.09914]</text:span></text:p>
        </text:list-item>
        <text:list-item>
          <text:p text:style-name="P132"><text:span text:style-name="T282">Genina, <text:s/>Benítez-Llambay, Frenk, Cole, Fattahi, Navarro, </text:span><text:span text:style-name="T275">Oman</text:span><text:span text:style-name="T282">, Sawala and Theuns (2018). </text:span><text:span text:style-name="T308">The core-cusp problem: a matter of perspective.</text:span><text:span text:style-name="T282"> MNRAS 474: 1398. [arxiv:1707.06303]</text:span></text:p>
        </text:list-item>
        <text:list-item>
          <text:p text:style-name="P132"><text:span text:style-name="T282">Navarro, Benítez-Llambay, Fattahi, Frenk, Ludlow, </text:span><text:span text:style-name="T275">Oman</text:span><text:span text:style-name="T282">, Schaller and Theuns (2017). </text:span><text:span text:style-name="T308">The origin of the mass discrepancy-acceleration relation in ΛCDM.</text:span><text:span text:style-name="T282"> MNRAS 471: 1841. [arxiv:1612.06329]</text:span></text:p>
        </text:list-item>
        <text:list-item>
          <text:p text:style-name="P132"><text:span text:style-name="T282">Campbell, Frenk, Jenkins, Eke, Navarro, Sawala, Schaller, Fattahi, </text:span><text:span text:style-name="T275">Oman</text:span><text:span text:style-name="T282"> and Theuns (2017). </text:span><text:span text:style-name="T308">Knowing the unknowns: uncertainties in simple estimators of dynamical masses.</text:span><text:span text:style-name="T282"> MNRAS 469: 2335. [arxiv:1603.04443]</text:span></text:p>
        </text:list-item>
        <text:list-item>
          <text:p text:style-name="P132"><text:span text:style-name="T282">Wang, Fattahi, Cooper, Sawala, Strigari, Frenk, Navarro, </text:span><text:span text:style-name="T275">Oman</text:span><text:span text:style-name="T282"> and Schaller (2017). </text:span><text:span text:style-name="T308">Tidal features of classical Milky Way satellites in a Λ cold dark matter universe.</text:span><text:span text:style-name="T282"> MNRAS 468: 4887. [arxiv:1611.00778]</text:span></text:p>
        </text:list-item>
        <text:list-item>
          <text:p text:style-name="P132"><text:span text:style-name="T282">Sawala, Pihajoki, Johansson, Frenk, Navarro, </text:span><text:span text:style-name="T275">Oman</text:span><text:span text:style-name="T282"> and White (2017). </text:span><text:span text:style-name="T308">Shaken and stirred: The Milky Way's dark substructures.</text:span><text:span text:style-name="T282"> MNRAS 467: 4383. [arxiv:1609.01718]</text:span></text:p>
        </text:list-item>
        <text:list-item>
          <text:p text:style-name="P133"><text:span text:style-name="T282">Ludlow, Benítez-Llambay, Schaller, Theuns, Frenk, Bower, Schaye, Crain, Navarro, Fattahi and </text:span><text:span text:style-name="T275">Oman</text:span><text:span text:style-name="T282"> (2017). </text:span><text:span text:style-name="T308">The Mass-discrepancy acceleration relation: a natural outcome of galaxy formation in CDM halos.</text:span><text:span text:style-name="T282"> Phys Rev Lett 118: 161103. [arxiv:1610.07663]</text:span></text:p>
        </text:list-item>
        <text:list-item>
          <text:p text:style-name="P133"><text:soft-page-break/><text:span text:style-name="T282">Benítez-Llambay, Navarro, Frenk, Sawala, </text:span><text:span text:style-name="T275">Oman</text:span><text:span text:style-name="T282">, Fattahi, Schaller, Schaye, Crain and Theuns (2017). </text:span><text:span text:style-name="T308">The properties of “dark” LCDM haloes in the Local Group.</text:span><text:span text:style-name="T282"> MNRAS 465: 3913. [arxiv:1609.01301]</text:span></text:p>
        </text:list-item>
        <text:list-item>
          <text:p text:style-name="P132"><text:span text:style-name="T282">Starkenburg, </text:span><text:span text:style-name="T275">Oman</text:span><text:span text:style-name="T282">, Navarro, Crain, Fattahi, Frenk, Sawala and Schaye (2017). </text:span><text:span text:style-name="T308">The oldest and most pristine stars in the APOSTLE Local Group simulations.</text:span><text:span text:style-name="T282"> MNRAS 465: 2212. [arxiv:1609.05214]</text:span></text:p>
        </text:list-item>
        <text:list-item>
          <text:p text:style-name="P132"><text:span text:style-name="T282">Sales, Navarro, </text:span><text:span text:style-name="T275">Oman</text:span><text:span text:style-name="T282">, Fattahi, Ferrero, Abadi, Bower, Crain, Frenk, Sawala, Schaller, Schaye, Theuns and White (2016). </text:span><text:span text:style-name="T308">The low-mass end of the baryonic Tully-Fisher relation.</text:span><text:span text:style-name="T282"> MNRAS 464: 2419. [arxiv:1602.02155]</text:span></text:p>
        </text:list-item>
        <text:list-item>
          <text:p text:style-name="P132"><text:span text:style-name="T275">Oman</text:span><text:span text:style-name="T282"> and Hudson (2016). </text:span><text:span text:style-name="T308">Satellite quenching timescales in clusters from projected phase space measurements matched to simulated orbits.</text:span><text:span text:style-name="T282"> MNRAS, 463: 3083. [arxiv:1607.07934]</text:span></text:p>
        </text:list-item>
        <text:list-item>
          <text:p text:style-name="P134"><text:span text:style-name="T282">Schaller, Frenk, Fattahi, Navarro, </text:span><text:span text:style-name="T275">Oman</text:span><text:span text:style-name="T282"> and Sawala (2016). </text:span><text:span text:style-name="T308">The low abundance and insignificance of dark discs in simulated Milky Way galaxies.</text:span><text:span text:style-name="T282"> MNRAS 461: L56. [arxiv:1605.02770]</text:span></text:p>
        </text:list-item>
        <text:list-item>
          <text:p text:style-name="P134"><text:span text:style-name="T275">Oman</text:span><text:span text:style-name="T282">, Navarro, Sales, Fattahi, Frenk, Sawala, Schaller and White (2016). </text:span><text:span text:style-name="T308">Missing dark matter in dwarf galaxies?</text:span><text:span text:style-name="T282"> MNRAS 460: 3610. [arxiv:1601.01026]</text:span></text:p>
        </text:list-item>
        <text:list-item>
          <text:p text:style-name="P132"><text:span text:style-name="T282">Sawala, Frenk, Fattahi, Navarro, Bower, Crain, Dalla Vecchia, Furlong, Helly, Jenkins, </text:span><text:span text:style-name="T275">Oman</text:span><text:span text:style-name="T282">, Schaller, Schaye, Theuns, Trayford and White (2016). </text:span><text:span text:style-name="T308">The APOSTLE simulations: solutions to the Local Group's cosmic puzzles.</text:span><text:span text:style-name="T282"> MNRAS 457: 1931. [arxiv:1511.01098]</text:span></text:p>
        </text:list-item>
        <text:list-item>
          <text:p text:style-name="P132"><text:span text:style-name="T282">Fattahi, Navarro, Sawala, Frenk, </text:span><text:span text:style-name="T275">Oman</text:span><text:span text:style-name="T282">, Crain, Furlong, Schaller, Schaye, Theuns and Jenkins (2016). </text:span><text:span text:style-name="T308">The APOSTLE project: Local Group kinematic mass constraints and simulation candidate selection.</text:span><text:span text:style-name="T282"> MNRAS 457: 844. [arxiv:1507.03643]</text:span></text:p>
        </text:list-item>
        <text:list-item>
          <text:p text:style-name="P132"><text:span text:style-name="T275">★ Oman</text:span><text:span text:style-name="T282">, Navarro, Fattahi, Frenk, Sawala, White, Bower, Crain, Furlong, Schaller, Schaye and Theuns (2015). </text:span><text:span text:style-name="T308">The unexpected diversity of dwarf galaxy rotation curves.</text:span><text:span text:style-name="T282"> MNRAS. 452: 3650. [arxiv:1504.01437]</text:span></text:p>
        </text:list-item>
        <text:list-item>
          <text:p text:style-name="P135"><text:span text:style-name="T282">Taranu, Hudson, Balogh, Smith, Power, </text:span><text:span text:style-name="T275">Oman</text:span><text:span text:style-name="T282">, Krane (2014). </text:span><text:span text:style-name="T308">Quenching star formation in cluster galaxies.</text:span><text:span text:style-name="T282"> MNRAS 440: 1934. [arxiv:1211.3411]</text:span></text:p>
        </text:list-item>
        <text:list-item>
          <text:p text:style-name="P135"><text:span text:style-name="T275">Oman</text:span><text:span text:style-name="T282">, Hudson and Behroozi (2013). </text:span><text:span text:style-name="T308">Disentangling satellite galaxy populations using orbit tracking in simulations.</text:span><text:span text:style-name="T282"> MNRAS 431: 2307. [arxiv:1301.6757]</text:span></text:p>
        </text:list-item>
      </text:list>
      <text:p text:style-name="P142"><text:span text:style-name="T266">O</text:span><text:span text:style-name="T264">ther refereed publications</text:span></text:p>
      <text:list text:continue-numbering="true" text:style-name="L1">
        <text:list-item>
          <text:p text:style-name="P136"><text:span text:style-name="T277">O</text:span><text:span text:style-name="T278">man</text:span><text:span text:style-name="T288"> (2024). </text:span><text:span text:style-name="T313">MARTINI: Mock Array Radio Telescope Interferometry of the Neutral ISM.</text:span><text:span text:style-name="T288"> JOSS 9: 6860. </text:span><text:span text:style-name="T289">[arxiv:</text:span><text:span text:style-name="T301">2406.05574</text:span><text:span text:style-name="T289">]</text:span></text:p>
        </text:list-item>
        <text:list-item>
          <text:p text:style-name="P132"><text:span text:style-name="T277">Oman</text:span><text:span text:style-name="T281">, Starkenburg and Navarro (2018). </text:span><text:span text:style-name="T312">The “building blocks” of stellar haloes.</text:span><text:span text:style-name="T281"> Galaxies 5: 33. [arxiv:1708.00929]</text:span></text:p>
          <text:p text:style-name="P137">Non-refereed publications &amp; software</text:p>
        </text:list-item>
        <text:list-item>
          <text:p text:style-name="P138"><text:span text:style-name="T39">Read, Steger, Walker, Genina, Frenk, Cole, </text:span><text:span text:style-name="T271">Ben</text:span><text:span text:style-name="T204">ítez-Llambay, </text:span><text:span text:style-name="T203">Ludlow, Navarro, </text:span><text:span text:style-name="T205">Oman</text:span><text:span text:style-name="T203">, Robertson, Collins, Ibata, Rich, Martin, Peñarrubia. Chapman, Tollerud and Weisz (2023). </text:span><text:span text:style-name="T196">GravSphere: Jeans modelling code.</text:span><text:span text:style-name="T203"> Astrophysics Source Code Library 2312.009.</text:span></text:p>
        </text:list-item>
        <text:list-item>
          <text:p text:style-name="P139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40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0"><text:soft-page-break/><text:span text:style-name="T272">Oman</text:span><text:span text:style-name="T264"> (2017). </text:span><text:span text:style-name="T307">The APOSTLE simulations: Rotation curves derived from synthetic 21-cm observations.</text:span><text:span text:style-name="T264"> Rediscovering our Galaxy, Proceedings of the IAU Symposium 334: 213. [arXiv: 1712.02562]</text:span></text:p>
        </text:list-item>
        <text:list-item>
          <text:p text:style-name="P141"><text:span text:style-name="T318">Fattahi, Navarro, Sawala, Frenk, Sales, </text:span><text:span text:style-name="T328">Oman</text:span><text:span text:style-name="T318">, Schaller and Wang (2016). </text:span><text:span text:style-name="T302">The cold dark matter content of Galactic dwarf spheroidals: no cores, no failures, no problem.</text:span><text:span text:style-name="T318"> [arxiv:1607.06479]</text:span></text:p>
        </text:list-item>
        <text:list-item>
          <text:p text:style-name="P141"><text:span text:style-name="T327">Sawala, Frenk, Fattahi, Navarro, Bower, Crain, Dalla Vecchia, Furlong, Helly, Jenkins, </text:span><text:span text:style-name="T332">Oman</text:span><text:span text:style-name="T327">, Scahller, Schaye, Theuns, Trayford and White (2014). </text:span><text:span text:style-name="T306">Local Group galaxies emerge from the dark.</text:span><text:span text:style-name="T327"> [arxiv:1412.2748]</text:span></text:p>
        </text:list-item>
      </text:list>
      <text:p text:style-name="P105"><text:span text:style-name="T207">Conferences and Workshops</text:span><text:tab/></text:p>
      <text:p text:style-name="P129"><text:span text:style-name="T121"><text:s text:c="4"/></text:span><text:span text:style-name="T150">SOC at “SWAN Universe workshop”<text:tab/>Dec 2024<text:line-break/> <text:s text:c="5"/>ICRAR UWA, Perth, Australia</text:span></text:p>
      <text:p text:style-name="P129"><text:span text:style-name="T150"/></text:p>
      <text:p text:style-name="P130"><text:span text:style-name="T150"><text:s text:c="6"/></text:span><text:span text:style-name="T107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9"><text:span text:style-name="T121"><text:tab/></text:span><text:span text:style-name="T140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6"><text:span text:style-name="T121"><text:tab/></text:span><text:span text:style-name="T146">SOC at “Small galaxies, cosmic questions II”<text:tab/>Aug 2024<text:line-break/><text:tab/> <text:s/>Durham University, Durham, United Kingdom</text:span></text:p>
      <text:p text:style-name="P66"><text:span text:style-name="T121"><text:tab/></text:span><text:span text:style-name="T137">Contributed talk at “Towards unified sub-grid prescriptions for galaxy mode</text:span><text:span text:style-name="T140">l</text:span><text:span text:style-name="T137">ling”<text:tab/>Sept 2023<text:line-break/><text:tab/> <text:s/>Lorentz Centre, Leiden, The Netherlands</text:span></text:p>
      <text:p text:style-name="P55"><text:span text:style-name="T121"><text:tab/></text:span><text:span text:style-name="T137">Contributed talk at “FiatLux”<text:tab/>Jun 2023<text:line-break/><text:tab/> <text:s/>Centro Mariapoli, Castel Gandolfo, Italy</text:span></text:p>
      <text:p text:style-name="P55"><text:span text:style-name="T121"><text:tab/></text:span><text:span text:style-name="T135">Contributed talk at </text:span><text:span text:style-name="T136">“Pathfinder HI Survey Coordination Committee workshop”<text:tab/></text:span><text:span text:style-name="T135">Mar 2023<text:line-break/><text:tab/> <text:s/>University of Cape Town, Cape Town, South Africa</text:span></text:p>
      <text:p text:style-name="P53"><text:span text:style-name="T121"><text:tab/></text:span><text:span text:style-name="T135">Poster at “IAUS 379: Dynamical masses of Local Group galaxies”<text:tab/>Mar 2023<text:line-break/><text:tab/> <text:s/>Telegrafenberg, Potsdam, Germany</text:span></text:p>
      <text:p text:style-name="P57"><text:span text:style-name="T121"><text:tab/></text:span><text:span text:style-name="T124">Contributed talk at “Virgo meeting”<text:tab/>Jul 2022<text:line-break/><text:tab/> <text:s/></text:span><text:span text:style-name="T125">Max-Planck Institute for Astrophysics, Garching, Germany</text:span></text:p>
      <text:p text:style-name="P65"><text:span text:style-name="T121"><text:tab/></text:span><text:span text:style-name="T123">Contributed</text:span><text:span text:style-name="T122"> talk at “</text:span><text:span text:style-name="T123">EAS2022/</text:span><text:span text:style-name="T122">SS8: D</text:span><text:span text:style-name="T151">warf galaxies beyond the Local Group”</text:span><text:span text:style-name="T152"><text:tab/></text:span><text:span text:style-name="T151">Jun 2022<text:line-break/><text:tab/> <text:s/>Valencia Conference Centre, Valencia, Spain</text:span></text:p>
      <text:p text:style-name="P106"><text:span text:style-name="T121"><text:tab/></text:span><text:span text:style-name="T123">Poster</text:span><text:span text:style-name="T122"> at “EAS2022/S4: Satellite galaxies and tidal streams”</text:span><text:span text:style-name="T121"><text:tab/></text:span><text:span text:style-name="T122">Jun 2022<text:line-break/><text:tab/> <text:s/>Valencia Conference Centre, Valencia, Spain</text:span></text:p>
      <text:p text:style-name="P60"><text:span text:style-name="T152"><text:tab/></text:span><text:span text:style-name="T151">Invited talk at “EAS2022/SS5: Neutral hydrogen”</text:span><text:span text:style-name="T152"><text:tab/></text:span><text:span text:style-name="T151">Jun 2022</text:span><text:span text:style-name="T122"><text:line-break/><text:tab/> <text:s/>Valencia Conference Centre, Valencia, Spain</text:span></text:p>
      <text:p text:style-name="P98"><text:tab/>Contributed talk at “Durham Edinburgh Exchange”<text:tab/>Jan 2022<text:line-break/><text:tab/> <text:s/>Virtual meeting</text:p>
      <text:p text:style-name="P77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6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75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75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7"><text:tab/>Contributed talk at “South American Dark Matter”<text:tab/>Dec 2020<text:line-break/><text:tab/> <text:s/>Virtual meeting</text:p>
      <text:p text:style-name="P97"><text:tab/>Contributed talk at “WALLABY Science Day”<text:tab/>Nov 2020<text:line-break/><text:tab/> <text:s/>Virtual meeting</text:p>
      <text:p text:style-name="P74"><text:soft-page-break/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73"><text:span text:style-name="T40"><text:tab/></text:span><text:span text:style-name="T53">Participant at “Virgo meeting”<text:tab/>Jan 2020<text:line-break/><text:tab/> <text:s/>Durham University, Durham, United Kingdom</text:span></text:p>
      <text:p text:style-name="P73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73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82"><text:span text:style-name="T39"><text:tab/></text:span><text:span text:style-name="T53">Contributed talk at “</text:span><text:span text:style-name="T79">Small galaxies, cosmic questions</text:span><text:span text:style-name="T53">”<text:tab/>Jul 2019<text:line-break/><text:tab/> <text:s/>Durham University, Durham, United Kingdom</text:span></text:p>
      <text:p text:style-name="P81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72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8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72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80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79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6"><text:tab/>Invited talk at </text:span><text:span text:style-name="T13">“</text:span><text:span text:style-name="T96">IAUS 334: Rediscovering our Galaxy”<text:tab/>Jul 2017<text:line-break/><text:tab/> <text:s/>Telegrafenberg, Potsdam, Germany</text:span></text:p>
      <text:p text:style-name="P42"><text:span text:style-name="T89"><text:tab/></text:span><text:span text:style-name="T94">Contributed talk at “On the origin of baryonic galaxy haloes”<text:tab/>Mar 2017<text:line-break/><text:tab/> <text:s/>Observat</text:span><text:span text:style-name="T156">o</text:span><text:span text:style-name="T94">rio Astron</text:span><text:span text:style-name="T156">ómico de Quit</text:span><text:span text:style-name="T160">o</text:span><text:span text:style-name="T156">, Galapagos Islands, Ecuador</text:span></text:p>
      <text:p text:style-name="P107"><text:tab/>Contributed talk at “Northwest astronomy meeting”<text:tab/>Oct 2016<text:line-break/><text:tab/> <text:s/>Western Washington University, Bellingham, USA</text:p>
      <text:p text:style-name="P108"><text:tab/>Contributed talk at “Dark matter in the Milky Way”<text:tab/>May 2016<text:line-break/><text:tab/> <text:s/>Johannes Gutenburg University, Mainz, Germany</text:p>
      <text:p text:style-name="P110"><text:tab/>Contributed talk at “Dark matter on the smallest scales”<text:tab/>Apr 2016<text:line-break/><text:tab/> <text:s/>University of Leiden, Leiden, Netherlands</text:p>
      <text:p text:style-name="P109"><text:tab/>Contributed talk at “Potsdam thinkshop XIII: Near field cosmology”<text:tab/>Mar 2016<text:line-break/><text:tab/> <text:s/>Innsbruck University Centre, Obergurgl, Austria</text:p>
      <text:p text:style-name="P9"><text:span text:style-name="T156"><text:tab/></text:span><text:span text:style-name="T158">Participant at “HiPACC Summer School: AstroInformatics”<text:tab/>Aug 2012<text:line-break/><text:tab/> <text:s/>University of California </text:span><text:span text:style-name="T159">at </text:span><text:span text:style-name="T158">San Diego, San Diego, USA</text:span></text:p>
      <text:p text:style-name="P165"><text:tab/></text:p>
      <text:p text:style-name="P18"><text:span text:style-name="T156"><text:s text:c="4"/></text:span><text:span text:style-name="T157">Poster at “Star formation and gas reservoirs in nearby groups and clusters”<text:tab/>Jul 2012<text:line-break/><text:tab/> <text:s/>Union College, Schenectady, USA</text:span></text:p>
      <text:p text:style-name="P112"><text:span text:style-name="T155">Invited </text:span><text:span text:style-name="T263">Colloquia &amp; </text:span><text:span text:style-name="T155">Seminars</text:span><text:tab/></text:p>
      <text:p text:style-name="P96"><text:tab/><text:span text:style-name="T353">Colloquium: ICRAR, University of Western Australia, Australia<text:tab/>Mar 2024</text:span></text:p>
      <text:p text:style-name="P100"><text:tab/>Colloquium: Cardiff University School of Physics &amp; Astronomy, UK<text:tab/>Nov 2023</text:p>
      <text:p text:style-name="P95"><text:tab/><text:span text:style-name="T347">Seminar: University of Edinburgh Institute for Astronomy, UK<text:tab/>Nov 2022</text:span></text:p>
      <text:p text:style-name="P99"><text:tab/>Seminar: University College London Cosmoparticle Initiative, UK<text:tab/>Mar 2022</text:p>
      <text:p text:style-name="P94"><text:tab/>Seminar: International Centre for Radio Astronomy Research, Australia<text:tab/>Aug 2021</text:p>
      <text:p text:style-name="P89"><text:span text:style-name="T263"><text:tab/>Colloquium: </text:span><text:span text:style-name="T250">Queen’s University Department of Physics and Astronomy, Canada<text:tab/>Jan 202</text:span><text:span text:style-name="T251">1</text:span></text:p>
      <text:p text:style-name="P49"><text:span text:style-name="T118"><text:tab/></text:span><text:span text:style-name="T117">Seminar</text:span><text:span text:style-name="T119">: </text:span><text:span text:style-name="T120">University of Nottingham School of Physics and Astronomy, UK<text:tab/>Dec 2020</text:span></text:p>
      <text:p text:style-name="P88"><text:span text:style-name="T249"><text:tab/></text:span><text:span text:style-name="T338">Seminar</text:span><text:span text:style-name="T263">: </text:span><text:span text:style-name="T250">Oxford University Department of Physics, UK<text:tab/>Oct 2020</text:span></text:p>
      <text:p text:style-name="P88"><text:span text:style-name="T249"><text:tab/></text:span><text:span text:style-name="T263">Seminar: </text:span><text:span text:style-name="T249">Universidade Federal do Esp</text:span><text:span text:style-name="T193">í</text:span><text:span text:style-name="T249">rito Santo Department of Physics, Brazil<text:tab/>Jul 2020</text:span></text:p>
      <text:p text:style-name="P93"><text:tab/><text:span text:style-name="T263">Colloquium: </text:span>University of Edinburgh Institute for Astronomy, UK<text:tab/>Feb 2020</text:p>
      <text:p text:style-name="P87"><text:tab/><text:span text:style-name="T263">Seminar: </text:span><text:span text:style-name="T249">Deutsches Elektronen-Synchrotron DESY, Germany<text:tab/>Nov 2019</text:span></text:p>
      <text:p text:style-name="P92"><text:tab/><text:span text:style-name="T263">Seminar: </text:span>University of Surrey Physics Department, UK<text:tab/>Sept 2017</text:p>
      <text:p text:style-name="P86"><text:tab/><text:span text:style-name="T263">Seminar: </text:span>University of Cambridge Institute of Astronomy, UK<text:tab/>May 2016</text:p>
      <text:p text:style-name="P85"><text:tab/><text:span text:style-name="T263">Seminar: </text:span>Astrophysics Institute Potsdam, Germany<text:tab/>Apr 2016</text:p>
      <text:p text:style-name="P85"><text:tab/><text:span text:style-name="T263">Seminar: </text:span>University of Washington Physics &amp; Astronomy Department, USA<text:tab/>Feb 2016</text:p>
      <text:p text:style-name="P85"><text:tab/><text:span text:style-name="T263">Seminar: </text:span>University of Waterloo Physics &amp; Astronomy Department, Canada<text:tab/>Dec 2014</text:p>
      <text:p text:style-name="P124"><text:span text:style-name="T255">Public Talks &amp; Outreach</text:span><text:span text:style-name="T254"><text:tab/></text:span></text:p>
      <text:p text:style-name="P67"><text:span text:style-name="T121"><text:tab/></text:span><text:span text:style-name="T143">Public talk: Newcastle Astronomical Society<text:tab/>Sept 2024</text:span></text:p>
      <text:p text:style-name="P67"><text:span text:style-name="T121"><text:tab/></text:span><text:span text:style-name="T147">Radio Astro Interviewee at IAU GA XXXIII<text:tab/>Aug 2024</text:span></text:p>
      <text:p text:style-name="P67"><text:span text:style-name="T121"><text:tab/></text:span><text:span text:style-name="T139">Caf</text:span><text:span text:style-name="T177">é</text:span><text:span text:style-name="T295"> Scientifique Durham speaker<text:tab/>May 2024</text:span></text:p>
      <text:p text:style-name="P58"><text:span text:style-name="T295"><text:tab/></text:span><text:span text:style-name="T296">Durham Schools Science Festival demonstrator<text:tab/>Mar 2024</text:span></text:p>
      <text:p text:style-name="P58"><text:span text:style-name="T121"><text:tab/></text:span><text:span text:style-name="T137">Street Cosmos at Blackhall demonstrator<text:tab/>Aug 2023</text:span></text:p>
      <text:p text:style-name="P55"><text:span text:style-name="T121"><text:tab/></text:span><text:span text:style-name="T133">Ogden Centre for Fundamental Physics </text:span><text:span text:style-name="T32">Ogden@20</text:span><text:span text:style-name="T133"> open day demonstrator<text:tab/>Nov 2022</text:span></text:p>
      <text:p text:style-name="P104"><text:span text:style-name="T219"><text:tab/></text:span><text:span text:style-name="T232">Celebrate Science! Durham demonstrator<text:tab/>Oct 2022</text:span></text:p>
      <text:p text:style-name="P103"><text:span text:style-name="T219"><text:tab/></text:span><text:span text:style-name="T222">Public talk: Sunderland Astronomical Society<text:tab/>Nov 2021</text:span></text:p>
      <text:p text:style-name="P102"><text:span text:style-name="T219"><text:tab/></text:span><text:span text:style-name="T220">Nuffield Foundation research placement host </text:span><text:span text:style-name="T226">for J. Turnbull</text:span><text:span text:style-name="T220"><text:tab/></text:span><text:span text:style-name="T222">Aug</text:span><text:span text:style-name="T220"> 2021</text:span></text:p>
      <text:p text:style-name="P91"><text:tab/>Royal Society Summer Science Exhibition Workshop<text:tab/>Jul 2021</text:p>
      <text:p text:style-name="P48"><text:soft-page-break/><text:span text:style-name="T22"><text:tab/></text:span><text:span text:style-name="T108">Public talk: </text:span><text:span text:style-name="T97">Rato Bangala School Science Club</text:span><text:span text:style-name="T109">, Nepal<text:tab/>Jul 20</text:span><text:span text:style-name="T110">20</text:span></text:p>
      <text:p text:style-name="P47"><text:span text:style-name="T110"><text:tab/></text:span><text:span text:style-name="T113">Durham ICC School visit</text:span><text:span text:style-name="T137">s</text:span><text:span text:style-name="T113"><text:tab/>Jan 2020 – </text:span><text:span text:style-name="T137">present</text:span></text:p>
      <text:p text:style-name="P90"><text:tab/>Celebrate Science! Durham demonstrator<text:tab/>Oct 2019</text:p>
      <text:p text:style-name="P8"><text:span text:style-name="T97"><text:tab/>Meet the IAU astronomers! programme member<text:tab/>2019 </text:span><text:span text:style-name="T91">– </text:span><text:span text:style-name="T97">present</text:span></text:p>
      <text:p text:style-name="P8"><text:span text:style-name="T13"><text:tab/></text:span><text:span text:style-name="T95">Public </text:span><text:span text:style-name="T97">t</text:span><text:span text:style-name="T95">alk: RAS of Canada, Victoria chapter monthly meeting<text:tab/>Apr 2017</text:span></text:p>
      <text:p text:style-name="P16"><text:span text:style-name="T13"><text:tab/></text:span><text:span text:style-name="T92">Public talk: Dominion Astrophysical Observatory </text:span><text:span text:style-name="T98">s</text:span><text:span text:style-name="T92">ummer star parties<text:tab/>Jul 2016</text:span></text:p>
      <text:p text:style-name="P17"><text:span text:style-name="T99"><text:tab/></text:span><text:span text:style-name="T100">University of Victoria Student Radio CFUV “Beyond the Jargon” interviewee<text:tab/>Dec 2016</text:span></text:p>
      <text:p text:style-name="P4"><text:span text:style-name="T92"><text:tab/></text:span><text:span text:style-name="T93">Public talk: SPACE: Students in Physics and Astronomy Communication<text:tab/>Jul 2016<text:line-break/><text:tab/> <text:s/>Enrichment</text:span></text:p>
      <text:p text:style-name="P85"><text:tab/>Public talk: SPACE: Students in Physics and Astronomy Communication<text:tab/>Aug 2015<text:line-break/><text:tab/> <text:s/>Enrichment</text:p>
      <text:p text:style-name="P84"><text:tab/>University of Victoria Observatory tours for various school, youth and <text:tab/>2015 – <text:span text:style-name="T208">2017</text:span><text:line-break/><text:tab/> <text:s/>general public groups<text:tab/></text:p>
      <text:p text:style-name="P83"><text:tab/><text:span text:style-name="T336">Contributor of &gt;250 physics &amp; astrophysics answers to public questions on the <text:tab/>2013 </text:span>– <text:span text:style-name="T336">present<text:line-break/><text:tab/> <text:s/>PhysicsSE Q&amp;A platform (physics.stackexchange.com/users/11053/kyle-oman)</text:span></text:p>
      <text:p text:style-name="P126"><text:span text:style-name="T253">Professional </text:span><text:span text:style-name="T257">Citizenship</text:span><text:span text:style-name="T252"><text:tab/></text:span></text:p>
      <text:p text:style-name="P59"><text:span text:style-name="T218"><text:tab/>Re</text:span><text:span text:style-name="T223">feree </text:span><text:span text:style-name="T218">for </text:span><text:span text:style-name="T224">MNRAS, ApJ, </text:span><text:span text:style-name="T225">A&amp;A,</text:span><text:span text:style-name="T224"> </text:span><text:span text:style-name="T233">NatAs, </text:span><text:span text:style-name="T215">PRL, </text:span><text:span text:style-name="T224">JCAP, </text:span><text:span text:style-name="T235">OJA, </text:span><text:span text:style-name="T238">JOSS,</text:span><text:span text:style-name="T218"><text:tab/>2016 – present<text:line-break/><text:tab/> <text:s/></text:span><text:span text:style-name="T238">Chinese Physics C</text:span></text:p>
      <text:p text:style-name="P52"><text:span text:style-name="T218"><text:tab/></text:span><text:span text:style-name="T232">Durham Astronomy &amp; Instrumentation internal mini-conference organiser<text:tab/>Jun 2022</text:span><text:span text:style-name="T219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6"><text:span text:style-name="T214"><text:tab/>Durham Astronomy Friday seminar co-organizer<text:tab/>2019 </text:span><text:span text:style-name="T212">– </text:span><text:span text:style-name="T215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2"><text:tab/>University of Victoria Physics &amp; Astronomy graduate student association<text:tab/>2014 – 2015<text:line-break/><text:tab/> <text:s text:c="2"/>vice-chair</text:p>
      <text:p text:style-name="P21"><text:tab/>University of Victoria astronomy group weekly discussion meeting chair<text:tab/>2014 – 2015</text:p>
      <text:p text:style-name="P21"><text:tab/>University of Victoria graduate student representative to department<text:tab/>2014 – 2015</text:p>
      <text:p text:style-name="P21"><text:tab/>University of Waterloo undergraduate student representative to department<text:tab/>2008 – 2011</text:p>
      <text:p text:style-name="P127"><text:soft-page-break/><text:span text:style-name="T262">Training &amp; professional development</text:span><text:span text:style-name="T252"><text:tab/></text:span></text:p>
      <text:p text:style-name="P119"><text:span text:style-name="T218"><text:tab/></text:span><text:span text:style-name="T241">Leadership effectiveness<text:tab/>Oct 2024<text:line-break/><text:tab/> <text:s/>The Royal Society &amp; ICL Business School</text:span></text:p>
      <text:p text:style-name="P119"><text:span text:style-name="T218"><text:tab/></text:span><text:span text:style-name="T239">Introduction to </text:span><text:span text:style-name="T240">m</text:span><text:span text:style-name="T239">anagement<text:tab/>Sept 2024<text:line-break/><text:tab/> <text:s/>The Royal Society &amp; ICL Business School</text:span></text:p>
      <text:p text:style-name="P119"><text:span text:style-name="T239"><text:tab/></text:span><text:span text:style-name="T241">Getting started with doctoral supervision<text:tab/>Jan 2024<text:line-break/><text:tab/> <text:s/>Durham Centre for Academic Development (DCAD)</text:span></text:p>
      <text:p text:style-name="P121"><text:span text:style-name="T239"><text:tab/></text:span><text:span text:style-name="T210">Research-informed public engagement<text:tab/>Jul 2023<text:line-break/><text:tab/> <text:s/>DiRAC &amp; Science Museums Group</text:span></text:p>
      <text:p text:style-name="P118"><text:span text:style-name="T154">Professional Memberships</text:span><text:tab/></text:p>
      <text:p text:style-name="P33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3"><text:span text:style-name="T73"><text:tab/></text:span><text:span text:style-name="T74">MIGHTEE-HI survey member<text:tab/>2023 – present</text:span></text:p>
      <text:p text:style-name="P33"><text:span text:style-name="T55"><text:tab/>MHONGOOSE survey member<text:tab/>2020 </text:span><text:span text:style-name="T39">– </text:span><text:span text:style-name="T55">present</text:span></text:p>
      <text:p text:style-name="P53"><text:span text:style-name="T215"><text:tab/></text:span><text:span text:style-name="T234">SKA </text:span><text:span text:style-name="T233">Cosmology</text:span><text:span text:style-name="T234"> Science Working Group member<text:tab/>202</text:span><text:span text:style-name="T233">2</text:span><text:span text:style-name="T234"> </text:span><text:span text:style-name="T218">– </text:span><text:span text:style-name="T234">present</text:span></text:p>
      <text:p text:style-name="P34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7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3"><text:span text:style-name="T43"><text:tab/></text:span><text:span text:style-name="T47">Canadian Astronomical Society (CASCA) Ordinary Member<text:tab/>2016 – </text:span><text:span text:style-name="T49">2019</text:span></text:p>
      <text:p text:style-name="P20"><text:tab/>International Astronomical Union (IAU) Junior Member<text:tab/>2018 – present</text:p>
      <text:p text:style-name="P20"><text:tab/><text:span text:style-name="T359">Fellow of the Royal Astronomical Society<text:tab/>2024 – present</text:span></text:p>
      <text:p text:style-name="P117"><text:span text:style-name="T335">Public codes &amp; utilities</text:span><text:tab/></text:p>
      <text:p text:style-name="P128"><text:span text:style-name="T229">A</text:span><text:span text:style-name="T210">s lead author:</text:span></text:p>
      <text:p text:style-name="P45"><text:span text:style-name="T229"><text:tab/></text:span><text:span text:style-name="T243">SWIFTGalaxy<text:tab/>2022</text:span><text:span text:style-name="T228"><text:line-break/><text:tab/> <text:s/>github.com/</text:span><text:span text:style-name="T230">SWIFTSIM</text:span><text:span text:style-name="T228">/swiftgalaxy</text:span></text:p>
      <text:p text:style-name="P32"><text:span text:style-name="T43"><text:tab/></text:span><text:span text:style-name="T60">MARTINI: Mock Array Radio Telescope Interferometry of the Neutral ISM<text:tab/>2019<text:line-break/><text:tab/> <text:s/>github.com/kyleaoman/martini<text:line-break/><text:tab/> <text:s/></text:span><text:span text:style-name="T77">Code reviewed through PyOpenSci &amp; published in JOSS</text:span></text:p>
      <text:p text:style-name="P19"><text:tab/>read_eagle (python-only version)<text:tab/>2019<text:line-break/><text:tab/> <text:s/>github.com/kyleaoman/pyread_eagle</text:p>
      <text:p text:style-name="P19"><text:tab/>eagleSQLTools (python3 version)<text:tab/>2018<text:line-break/><text:tab/> <text:s/>github.com/kyleaoman/eagleSqlTools</text:p>
      <text:p text:style-name="P31">As contributor:</text:p>
      <text:p text:style-name="P31"><text:tab/>astropy, SWIFTSimIO <text:span text:style-name="T358">(co-maintainer)</text:span>, <text:span text:style-name="T354">3D</text:span>Barolo</text:p>
      <text:p text:style-name="P112"><text:soft-page-break/><text:span text:style-name="T155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11"><text:span text:style-name="T206">Citizenship</text:span><text:tab/></text:p>
      <text:p text:style-name="P3"><text:span text:style-name="T43"><text:tab/></text:span><text:span text:style-name="T44">Canadian</text:span></text:p>
      <text:p text:style-name="P120">References<text:tab/></text:p>
      <text:p text:style-name="P43"><text:span text:style-name="T216"><text:tab/>Prof. </text:span><text:span text:style-name="T222">Carlos Frenk</text:span><text:span text:style-name="T216"><text:line-break/><text:tab/></text:span><text:span text:style-name="T222">Institute for Computational Cosmology</text:span><text:span text:style-name="T217">, </text:span><text:span text:style-name="T222">Durham University</text:span><text:span text:style-name="T217"><text:line-break/><text:tab/>+</text:span><text:span text:style-name="T222">44 191 334 3641</text:span><text:span text:style-name="T217"><text:line-break/><text:tab/></text:span><text:a xlink:type="simple" xlink:href="mailto:c.s.frenk@durham.ac.uk" text:style-name="Internet_20_link" text:visited-style-name="Visited_20_Internet_20_Link"><text:span text:style-name="T222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4"><text:span text:style-name="T82"><text:tab/></text:span><text:span text:style-name="T81">Prof. Julio Navarro</text:span><text:span text:style-name="T80"><text:line-break/></text:span><text:span text:style-name="T8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81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11-27T09:27:16.113075446">2024-11-27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7.2$Linux_X86_64 LibreOffice_project/420$Build-2</meta:generator>
    <dc:date>2024-11-27T09:27:16.063444736</dc:date>
    <meta:editing-duration>P1DT19H6M55S</meta:editing-duration>
    <meta:editing-cycles>214</meta:editing-cycles>
    <meta:print-date>2024-06-06T09:34:53.135962990</meta:print-date>
    <meta:printed-by>PDF files</meta:printed-by>
    <meta:document-statistic meta:table-count="0" meta:image-count="1" meta:object-count="0" meta:page-count="17" meta:paragraph-count="264" meta:word-count="4704" meta:character-count="35359" meta:non-whitespace-character-count="30267"/>
  </office:meta>
</office:document-meta>
</file>